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automatic-styles>
    <style:style style:name="P1" style:family="paragraph" style:parent-style-name="Standard">
      <style:paragraph-properties fo:text-align="center" style:justify-single-word="false"/>
      <style:text-properties fo:font-size="24pt" fo:font-weight="bold" officeooo:rsid="0016d212" officeooo:paragraph-rsid="0016d212"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24pt" fo:font-weight="bold" officeooo:rsid="0016d212" officeooo:paragraph-rsid="0016d212"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4" style:family="paragraph" style:parent-style-name="Standard">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24pt" fo:font-weight="bold" officeooo:rsid="0037e8f4" officeooo:paragraph-rsid="0037e8f4" style:font-size-asian="24pt" style:font-weight-asian="bold" style:font-size-complex="24pt" style:font-weight-complex="bold"/>
    </style:style>
    <style:style style:name="P6" style:family="paragraph" style:parent-style-name="Standard">
      <style:paragraph-properties fo:text-align="center" style:justify-single-word="false" fo:break-before="page"/>
      <style:text-properties fo:font-size="24pt" fo:font-weight="bold" officeooo:rsid="0037e8f4" officeooo:paragraph-rsid="0037e8f4" style:font-size-asian="24pt" style:font-weight-asian="bold" style:font-size-complex="24pt" style:font-weight-complex="bold"/>
    </style:style>
    <style:style style:name="P7" style:family="paragraph" style:parent-style-name="Standard">
      <style:paragraph-properties fo:text-align="start" style:justify-single-word="false"/>
      <style:text-properties fo:font-size="24pt" fo:font-weight="bold" officeooo:rsid="003b5609" officeooo:paragraph-rsid="003b5609" style:font-size-asian="24pt" style:font-weight-asian="bold" style:font-size-complex="24pt" style:font-weight-complex="bold"/>
    </style:style>
    <style:style style:name="P8" style:family="paragraph" style:parent-style-name="Standard">
      <style:paragraph-properties fo:text-align="center" style:justify-single-word="false"/>
      <style:text-properties fo:font-size="24pt" fo:font-weight="bold" officeooo:rsid="003b5609" officeooo:paragraph-rsid="003b5609" style:font-size-asian="24pt" style:font-weight-asian="bold" style:font-size-complex="24pt" style:font-weight-complex="bold"/>
    </style:style>
    <style:style style:name="P9" style:family="paragraph" style:parent-style-name="Standard">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0" style:family="paragraph" style:parent-style-name="Text_20_body">
      <style:paragraph-properties fo:text-align="start" style:justify-single-word="false"/>
      <style:text-properties fo:font-size="24pt" fo:font-weight="bold" officeooo:rsid="006883ea" officeooo:paragraph-rsid="006883ea" style:font-size-asian="24pt" style:font-weight-asian="bold" style:font-size-complex="24pt" style:font-weight-complex="bold"/>
    </style:style>
    <style:style style:name="P11" style:family="paragraph" style:parent-style-name="Text_20_body">
      <style:paragraph-properties fo:text-align="start" style:justify-single-word="false"/>
      <style:text-properties fo:font-size="24pt" fo:font-weight="bold" officeooo:rsid="006acb79" officeooo:paragraph-rsid="006acb79" style:font-size-asian="24pt" style:font-weight-asian="bold" style:font-size-complex="24pt" style:font-weight-complex="bold"/>
    </style:style>
    <style:style style:name="P12" style:family="paragraph" style:parent-style-name="Text_20_body">
      <style:paragraph-properties fo:text-align="start" style:justify-single-word="false"/>
      <style:text-properties fo:font-size="24pt" fo:font-weight="bold" officeooo:rsid="006c6871" officeooo:paragraph-rsid="006c6871" style:font-size-asian="24pt" style:font-weight-asian="bold" style:font-size-complex="24pt" style:font-weight-complex="bold"/>
    </style:style>
    <style:style style:name="P13" style:family="paragraph" style:parent-style-name="Text_20_body">
      <style:paragraph-properties fo:text-align="start" style:justify-single-word="false"/>
      <style:text-properties fo:font-size="24pt" fo:font-weight="bold" officeooo:rsid="006daa18" officeooo:paragraph-rsid="006daa18" style:font-size-asian="24pt" style:font-weight-asian="bold" style:font-size-complex="24pt" style:font-weight-complex="bold"/>
    </style:style>
    <style:style style:name="P14" style:family="paragraph" style:parent-style-name="Standard">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15" style:family="paragraph" style:parent-style-name="Standard">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16" style:family="paragraph" style:parent-style-name="Standard">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17" style:family="paragraph" style:parent-style-name="Text_20_body">
      <style:paragraph-properties fo:text-align="start" style:justify-single-word="false"/>
      <style:text-properties fo:font-size="24pt" fo:font-weight="normal" officeooo:rsid="0068623d" officeooo:paragraph-rsid="0068623d" style:font-size-asian="24pt" style:font-weight-asian="normal" style:font-size-complex="24pt" style:font-weight-complex="normal"/>
    </style:style>
    <style:style style:name="P18" style:family="paragraph" style:parent-style-name="Text_20_body">
      <style:paragraph-properties fo:text-align="start" style:justify-single-word="false"/>
      <style:text-properties fo:font-size="24pt" fo:font-weight="normal" officeooo:rsid="0070ac10" officeooo:paragraph-rsid="00716a0d" style:font-size-asian="24pt" style:font-weight-asian="normal" style:font-size-complex="24pt" style:font-weight-complex="normal"/>
    </style:style>
    <style:style style:name="P19" style:family="paragraph" style:parent-style-name="Text_20_body">
      <style:paragraph-properties fo:text-align="start" style:justify-single-word="false"/>
      <style:text-properties fo:font-size="24pt" fo:font-weight="normal" officeooo:rsid="00716a0d" officeooo:paragraph-rsid="00716a0d" style:font-size-asian="24pt" style:font-weight-asian="normal" style:font-size-complex="24pt" style:font-weight-complex="normal"/>
    </style:style>
    <style:style style:name="P20" style:family="paragraph" style:parent-style-name="Text_20_body">
      <style:paragraph-properties fo:text-align="start" style:justify-single-word="false"/>
      <style:text-properties fo:font-size="24pt" fo:font-weight="normal" officeooo:rsid="0072beff" officeooo:paragraph-rsid="0072beff" style:font-size-asian="24pt" style:font-weight-asian="normal" style:font-size-complex="24pt" style:font-weight-complex="normal"/>
    </style:style>
    <style:style style:name="P21" style:family="paragraph" style:parent-style-name="Text_20_body">
      <style:paragraph-properties fo:text-align="start" style:justify-single-word="false"/>
      <style:text-properties fo:font-size="24pt" fo:font-weight="normal" officeooo:rsid="0075f2df" officeooo:paragraph-rsid="0075f2df" style:font-size-asian="24pt" style:font-weight-asian="normal" style:font-size-complex="24pt" style:font-weight-complex="normal"/>
    </style:style>
    <style:style style:name="P22" style:family="paragraph" style:parent-style-name="Standard">
      <style:paragraph-properties fo:text-align="start" style:justify-single-word="false"/>
      <style:text-properties fo:font-size="24pt" fo:font-style="normal" fo:font-weight="normal" officeooo:rsid="004883ed" officeooo:paragraph-rsid="004883ed" style:font-size-asian="24pt" style:font-style-asian="normal" style:font-weight-asian="normal" style:font-size-complex="24pt" style:font-style-complex="normal" style:font-weight-complex="normal"/>
    </style:style>
    <style:style style:name="P23" style:family="paragraph" style:parent-style-name="Standard">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24" style:family="paragraph" style:parent-style-name="Standard">
      <style:paragraph-properties fo:text-align="start" style:justify-single-word="false"/>
      <style:text-properties fo:font-size="24pt" fo:font-style="normal" fo:font-weight="normal" officeooo:rsid="00530752" officeooo:paragraph-rsid="00530752" style:font-size-asian="24pt" style:font-style-asian="normal" style:font-weight-asian="normal" style:font-size-complex="24pt" style:font-style-complex="normal" style:font-weight-complex="normal"/>
    </style:style>
    <style:style style:name="P25" style:family="paragraph" style:parent-style-name="Standard">
      <style:paragraph-properties fo:text-align="start" style:justify-single-word="false"/>
      <style:text-properties fo:font-size="24pt" fo:font-style="normal" fo:font-weight="normal" officeooo:rsid="00566e07" officeooo:paragraph-rsid="00566e07" style:font-size-asian="24pt" style:font-style-asian="normal" style:font-weight-asian="normal" style:font-size-complex="24pt" style:font-style-complex="normal" style:font-weight-complex="normal"/>
    </style:style>
    <style:style style:name="P26" style:family="paragraph" style:parent-style-name="Standard">
      <style:paragraph-properties fo:text-align="start" style:justify-single-word="false"/>
      <style:text-properties fo:font-size="24pt" fo:font-style="normal" fo:font-weight="normal" officeooo:rsid="005c0e51" officeooo:paragraph-rsid="005c0e51" style:font-size-asian="24pt" style:font-style-asian="normal" style:font-weight-asian="normal" style:font-size-complex="24pt" style:font-style-complex="normal" style:font-weight-complex="normal"/>
    </style:style>
    <style:style style:name="P27" style:family="paragraph" style:parent-style-name="Standard">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28" style:family="paragraph" style:parent-style-name="Text_20_body">
      <style:paragraph-properties fo:text-align="start" style:justify-single-word="false"/>
      <style:text-properties fo:font-size="24pt" fo:font-style="normal" fo:font-weight="normal" officeooo:rsid="006883ea" officeooo:paragraph-rsid="006acb79" style:font-size-asian="24pt" style:font-style-asian="normal" style:font-weight-asian="normal" style:font-size-complex="24pt" style:font-style-complex="normal" style:font-weight-complex="normal"/>
    </style:style>
    <style:style style:name="P29" style:family="paragraph" style:parent-style-name="Text_20_body">
      <style:paragraph-properties fo:text-align="start" style:justify-single-word="false"/>
      <style:text-properties fo:font-size="24pt" fo:font-style="normal" fo:font-weight="normal" officeooo:rsid="006ebb5b" officeooo:paragraph-rsid="006ebb5b" style:font-size-asian="24pt" style:font-style-asian="normal" style:font-weight-asian="normal" style:font-size-complex="24pt" style:font-style-complex="normal" style:font-weight-complex="normal"/>
    </style:style>
    <style:style style:name="P30" style:family="paragraph" style:parent-style-name="Standard">
      <style:paragraph-properties fo:text-align="start"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31" style:family="paragraph" style:parent-style-name="Standard">
      <style:paragraph-properties fo:text-align="center" style:justify-single-word="false"/>
      <style:text-properties fo:font-size="24pt" fo:font-style="normal" fo:font-weight="bold" officeooo:rsid="004883ed" officeooo:paragraph-rsid="004883ed" style:font-size-asian="24pt" style:font-style-asian="normal" style:font-weight-asian="bold" style:font-size-complex="24pt" style:font-style-complex="normal" style:font-weight-complex="bold"/>
    </style:style>
    <style:style style:name="P32" style:family="paragraph" style:parent-style-name="Standard">
      <style:paragraph-properties fo:text-align="center" style:justify-single-word="false"/>
      <style:text-properties fo:font-size="24pt" fo:font-style="normal" fo:font-weight="bold" officeooo:rsid="004977da" officeooo:paragraph-rsid="004977da" style:font-size-asian="24pt" style:font-style-asian="normal" style:font-weight-asian="bold" style:font-size-complex="24pt" style:font-style-complex="normal" style:font-weight-complex="bold"/>
    </style:style>
    <style:style style:name="P33" style:family="paragraph" style:parent-style-name="Standard">
      <style:paragraph-properties fo:text-align="start" style:justify-single-word="false"/>
      <style:text-properties fo:font-size="24pt" fo:font-style="normal" fo:font-weight="bold" officeooo:rsid="004b8294" officeooo:paragraph-rsid="004b8294" style:font-size-asian="24pt" style:font-style-asian="normal" style:font-weight-asian="bold" style:font-size-complex="24pt" style:font-style-complex="normal" style:font-weight-complex="bold"/>
    </style:style>
    <style:style style:name="P34" style:family="paragraph" style:parent-style-name="Standard">
      <style:paragraph-properties fo:text-align="center" style:justify-single-word="false"/>
      <style:text-properties fo:font-size="24pt" fo:font-style="normal" fo:font-weight="bold" officeooo:rsid="004e78c0" officeooo:paragraph-rsid="004e78c0" style:font-size-asian="24pt" style:font-style-asian="normal" style:font-weight-asian="bold" style:font-size-complex="24pt" style:font-style-complex="normal" style:font-weight-complex="bold"/>
    </style:style>
    <style:style style:name="P35" style:family="paragraph" style:parent-style-name="Standard">
      <style:paragraph-properties fo:text-align="start" style:justify-single-word="false"/>
      <style:text-properties fo:font-size="24pt" fo:font-style="normal" fo:font-weight="bold" officeooo:rsid="0051ce9e" officeooo:paragraph-rsid="0051ce9e" style:font-size-asian="24pt" style:font-style-asian="normal" style:font-weight-asian="bold" style:font-size-complex="24pt" style:font-style-complex="normal" style:font-weight-complex="bold"/>
    </style:style>
    <style:style style:name="P36" style:family="paragraph" style:parent-style-name="Standard">
      <style:paragraph-properties fo:text-align="start" style:justify-single-word="false"/>
      <style:text-properties fo:font-size="24pt" fo:font-style="normal" fo:font-weight="bold" officeooo:rsid="00530752" officeooo:paragraph-rsid="00530752" style:font-size-asian="24pt" style:font-style-asian="normal" style:font-weight-asian="bold" style:font-size-complex="24pt" style:font-style-complex="normal" style:font-weight-complex="bold"/>
    </style:style>
    <style:style style:name="P37" style:family="paragraph" style:parent-style-name="Standard">
      <style:paragraph-properties fo:text-align="center"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38" style:family="paragraph" style:parent-style-name="Standard">
      <style:paragraph-properties fo:text-align="start" style:justify-single-word="false"/>
      <style:text-properties fo:font-size="24pt" fo:font-style="normal" fo:font-weight="bold" officeooo:rsid="00566e07" officeooo:paragraph-rsid="00566e07" style:font-size-asian="24pt" style:font-style-asian="normal" style:font-weight-asian="bold" style:font-size-complex="24pt" style:font-style-complex="normal" style:font-weight-complex="bold"/>
    </style:style>
    <style:style style:name="P39" style:family="paragraph" style:parent-style-name="Standard">
      <style:paragraph-properties fo:text-align="start" style:justify-single-word="false"/>
      <style:text-properties fo:font-size="24pt" fo:font-style="normal" fo:font-weight="bold" officeooo:rsid="005889d9" officeooo:paragraph-rsid="005889d9" style:font-size-asian="24pt" style:font-style-asian="normal" style:font-weight-asian="bold" style:font-size-complex="24pt" style:font-style-complex="normal" style:font-weight-complex="bold"/>
    </style:style>
    <style:style style:name="P40" style:family="paragraph" style:parent-style-name="Standard">
      <style:paragraph-properties fo:text-align="start" style:justify-single-word="false"/>
      <style:text-properties fo:font-size="24pt" fo:font-style="normal" fo:font-weight="bold" officeooo:rsid="005c0e51" officeooo:paragraph-rsid="005c0e51" style:font-size-asian="24pt" style:font-style-asian="normal" style:font-weight-asian="bold" style:font-size-complex="24pt" style:font-style-complex="normal" style:font-weight-complex="bold"/>
    </style:style>
    <style:style style:name="P41" style:family="paragraph" style:parent-style-name="Standard">
      <style:paragraph-properties fo:text-align="start" style:justify-single-word="false"/>
      <style:text-properties fo:font-size="24pt" fo:font-style="normal" fo:font-weight="bold" officeooo:rsid="005dc65c" officeooo:paragraph-rsid="005dc65c" style:font-size-asian="24pt" style:font-style-asian="normal" style:font-weight-asian="bold" style:font-size-complex="24pt" style:font-style-complex="normal" style:font-weight-complex="bold"/>
    </style:style>
    <style:style style:name="P42" style:family="paragraph" style:parent-style-name="Standard">
      <style:paragraph-properties fo:text-align="start" style:justify-single-word="false"/>
      <style:text-properties fo:font-size="24pt" fo:font-style="normal" fo:font-weight="bold" officeooo:rsid="005f7bf8" officeooo:paragraph-rsid="005f7bf8" style:font-size-asian="24pt" style:font-style-asian="normal" style:font-weight-asian="bold" style:font-size-complex="24pt" style:font-style-complex="normal" style:font-weight-complex="bold"/>
    </style:style>
    <style:style style:name="P43" style:family="paragraph" style:parent-style-name="Text_20_body">
      <style:paragraph-properties fo:text-align="start" style:justify-single-word="false"/>
      <style:text-properties fo:font-size="24pt" fo:font-style="normal" fo:font-weight="bold" officeooo:rsid="006883ea" officeooo:paragraph-rsid="006883ea" style:font-size-asian="24pt" style:font-style-asian="normal" style:font-weight-asian="bold" style:font-size-complex="24pt" style:font-style-complex="normal" style:font-weight-complex="bold"/>
    </style:style>
    <style:style style:name="P44" style:family="paragraph" style:parent-style-name="Text_20_body">
      <style:paragraph-properties fo:text-align="start" style:justify-single-word="false"/>
      <style:text-properties fo:font-size="24pt" fo:font-style="normal" fo:font-weight="bold" officeooo:rsid="006acb79" officeooo:paragraph-rsid="006acb79" style:font-size-asian="24pt" style:font-style-asian="normal" style:font-weight-asian="bold" style:font-size-complex="24pt" style:font-style-complex="normal" style:font-weight-complex="bold"/>
    </style:style>
    <style:style style:name="P45" style:family="paragraph" style:parent-style-name="Heading_20_3">
      <style:text-properties fo:font-size="24pt" style:font-size-asian="24pt" style:font-size-complex="24pt"/>
    </style:style>
    <style:style style:name="P46" style:family="paragraph" style:parent-style-name="Text_20_body">
      <style:text-properties fo:font-size="24pt" style:font-size-asian="24pt" style:font-size-complex="24pt"/>
    </style:style>
    <style:style style:name="P47" style:family="paragraph" style:parent-style-name="Text_20_body">
      <style:paragraph-properties fo:margin-top="0in" fo:margin-bottom="0in" style:contextual-spacing="false"/>
      <style:text-properties fo:font-size="24pt" style:font-size-asian="24pt" style:font-size-complex="24pt"/>
    </style:style>
    <style:style style:name="P48" style:family="paragraph" style:parent-style-name="Standard">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49" style:family="paragraph" style:parent-style-name="Standard">
      <style:paragraph-properties fo:text-align="start" style:justify-single-word="false"/>
      <style:text-properties fo:font-size="20pt" fo:font-style="normal" fo:font-weight="bold" officeooo:rsid="00530752" officeooo:paragraph-rsid="00530752" style:font-size-asian="20pt" style:font-style-asian="normal" style:font-weight-asian="bold" style:font-size-complex="20pt" style:font-style-complex="normal" style:font-weight-complex="bold"/>
    </style:style>
    <style:style style:name="P50" style:family="paragraph" style:parent-style-name="Standard">
      <style:paragraph-properties fo:text-align="center"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51" style:family="paragraph" style:parent-style-name="Standard">
      <style:paragraph-properties fo:text-align="start" style:justify-single-word="false"/>
      <style:text-properties fo:font-size="20pt" fo:font-style="normal" fo:font-weight="bold" officeooo:rsid="00559ef4" officeooo:paragraph-rsid="00559ef4" style:font-size-asian="20pt" style:font-style-asian="normal" style:font-weight-asian="bold" style:font-size-complex="20pt" style:font-style-complex="normal" style:font-weight-complex="bold"/>
    </style:style>
    <style:style style:name="P52" style:family="paragraph" style:parent-style-name="Standard">
      <style:paragraph-properties fo:text-align="start" style:justify-single-word="false"/>
      <style:text-properties fo:font-size="20pt" fo:font-style="normal" fo:font-weight="bold" officeooo:rsid="00566e07" officeooo:paragraph-rsid="00566e07" style:font-size-asian="20pt" style:font-style-asian="normal" style:font-weight-asian="bold" style:font-size-complex="20pt" style:font-style-complex="normal" style:font-weight-complex="bold"/>
    </style:style>
    <style:style style:name="P53" style:family="paragraph" style:parent-style-name="Standard">
      <style:paragraph-properties fo:text-align="start" style:justify-single-word="false"/>
      <style:text-properties fo:font-size="20pt" fo:font-style="normal" fo:font-weight="normal" officeooo:rsid="00530752" officeooo:paragraph-rsid="00530752" style:font-size-asian="20pt" style:font-style-asian="normal" style:font-weight-asian="normal" style:font-size-complex="20pt" style:font-style-complex="normal" style:font-weight-complex="normal"/>
    </style:style>
    <style:style style:name="P54" style:family="paragraph" style:parent-style-name="Standard">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55" style:family="paragraph" style:parent-style-name="Standard">
      <style:paragraph-properties fo:text-align="start" style:justify-single-word="false"/>
      <style:text-properties fo:font-size="20pt" fo:font-style="normal" fo:font-weight="normal" officeooo:rsid="00566e07" officeooo:paragraph-rsid="00566e07" style:font-size-asian="20pt" style:font-style-asian="normal" style:font-weight-asian="normal" style:font-size-complex="20pt" style:font-style-complex="normal" style:font-weight-complex="normal"/>
    </style:style>
    <style:style style:name="P56" style:family="paragraph" style:parent-style-name="Standard">
      <style:paragraph-properties fo:text-align="start" style:justify-single-word="false"/>
      <style:text-properties fo:font-size="20pt" fo:font-style="normal" fo:font-weight="normal" officeooo:rsid="005889d9" officeooo:paragraph-rsid="005889d9" style:font-size-asian="20pt" style:font-style-asian="normal" style:font-weight-asian="normal" style:font-size-complex="20pt" style:font-style-complex="normal" style:font-weight-complex="normal"/>
    </style:style>
    <style:style style:name="P57" style:family="paragraph" style:parent-style-name="Standard">
      <style:paragraph-properties fo:text-align="start" style:justify-single-word="false"/>
      <style:text-properties fo:font-size="20pt" fo:font-style="normal" fo:font-weight="normal" officeooo:rsid="005a179b" officeooo:paragraph-rsid="005a179b" style:font-size-asian="20pt" style:font-style-asian="normal" style:font-weight-asian="normal" style:font-size-complex="20pt" style:font-style-complex="normal" style:font-weight-complex="normal"/>
    </style:style>
    <style:style style:name="P58" style:family="paragraph" style:parent-style-name="Preformatted_20_Text">
      <style:paragraph-properties fo:text-align="start" style:justify-single-word="false"/>
      <style:text-properties fo:font-variant="normal" fo:text-transform="none" fo:color="#000000" loext:opacity="100%" style:font-name="Roboto Mono" fo:font-size="24pt" fo:letter-spacing="normal" fo:font-style="normal" fo:font-weight="normal" officeooo:rsid="0051ce9e" officeooo:paragraph-rsid="0051ce9e" style:font-size-asian="24pt" style:font-style-asian="normal" style:font-weight-asian="bold" style:font-size-complex="24pt" style:font-style-complex="normal" style:font-weight-complex="bold"/>
    </style:style>
    <style:style style:name="P59" style:family="paragraph" style:parent-style-name="Standard">
      <style:paragraph-properties fo:text-align="start" style:justify-single-word="false"/>
      <style:text-properties officeooo:paragraph-rsid="005a179b"/>
    </style:style>
    <style:style style:name="P60" style:family="paragraph" style:parent-style-name="Text_20_body">
      <style:paragraph-properties fo:text-align="start" style:justify-single-word="false"/>
      <style:text-properties officeooo:paragraph-rsid="0076223e"/>
    </style:style>
    <style:style style:name="P61" style:family="paragraph" style:parent-style-name="Text_20_body">
      <style:text-properties fo:font-size="21pt" style:font-size-asian="21pt" style:font-size-complex="21pt"/>
    </style:style>
    <style:style style:name="P62" style:family="paragraph" style:parent-style-name="Text_20_body">
      <style:text-properties fo:font-size="21pt" fo:font-weight="normal" officeooo:rsid="0061e514" officeooo:paragraph-rsid="0061e514" style:font-size-asian="21pt" style:font-weight-asian="normal" style:font-size-complex="21pt" style:font-weight-complex="normal"/>
    </style:style>
    <style:style style:name="P63" style:family="paragraph" style:parent-style-name="Text_20_body">
      <style:paragraph-properties fo:text-align="center" style:justify-single-word="false"/>
      <style:text-properties fo:font-size="21pt" fo:font-weight="normal" officeooo:rsid="00686089" officeooo:paragraph-rsid="00686089" style:font-size-asian="21pt" style:font-weight-asian="normal" style:font-size-complex="21pt" style:font-weight-complex="normal"/>
    </style:style>
    <style:style style:name="P64" style:family="paragraph" style:parent-style-name="Text_20_body">
      <style:paragraph-properties fo:text-align="start" style:justify-single-word="false"/>
      <style:text-properties fo:font-size="21pt" fo:font-weight="normal" officeooo:rsid="00686089" officeooo:paragraph-rsid="00686089" style:font-size-asian="21pt" style:font-weight-asian="normal" style:font-size-complex="21pt" style:font-weight-complex="normal"/>
    </style:style>
    <style:style style:name="P65" style:family="paragraph" style:parent-style-name="Text_20_body">
      <style:paragraph-properties fo:text-align="start" style:justify-single-word="false"/>
      <style:text-properties fo:font-size="21pt" fo:font-weight="normal" officeooo:rsid="0068623d" officeooo:paragraph-rsid="0068623d" style:font-size-asian="21pt" style:font-weight-asian="normal" style:font-size-complex="21pt" style:font-weight-complex="normal"/>
    </style:style>
    <style:style style:name="P66" style:family="paragraph" style:parent-style-name="Text_20_body">
      <style:paragraph-properties fo:text-align="start" style:justify-single-word="false"/>
      <style:text-properties fo:font-size="21pt" fo:font-weight="bold" officeooo:rsid="0068623d" officeooo:paragraph-rsid="0068623d" style:font-size-asian="21pt" style:font-weight-asian="bold" style:font-size-complex="21pt" style:font-weight-complex="bold"/>
    </style:style>
    <style:style style:name="P67" style:family="paragraph" style:parent-style-name="Text_20_body">
      <style:paragraph-properties fo:text-align="center" style:justify-single-word="false"/>
      <style:text-properties fo:font-size="21pt" fo:font-style="normal" fo:font-weight="bold" officeooo:rsid="00686089" officeooo:paragraph-rsid="00686089" style:font-size-asian="21pt" style:font-style-asian="normal" style:font-weight-asian="bold" style:font-size-complex="21pt" style:font-style-complex="normal" style:font-weight-complex="bold"/>
    </style:style>
    <style:style style:name="P68" style:family="paragraph" style:parent-style-name="Text_20_body">
      <style:paragraph-properties fo:text-align="start" style:justify-single-word="false"/>
      <style:text-properties fo:font-size="21pt" fo:font-style="normal" fo:font-weight="bold" officeooo:rsid="0068623d" officeooo:paragraph-rsid="0068623d" style:font-size-asian="21pt" style:font-style-asian="normal" style:font-weight-asian="bold" style:font-size-complex="21pt" style:font-style-complex="normal" style:font-weight-complex="bold"/>
    </style:style>
    <style:style style:name="P69" style:family="paragraph" style:parent-style-name="Text_20_body">
      <style:paragraph-properties fo:text-align="start" style:justify-single-word="false"/>
      <style:text-properties fo:font-size="21pt" fo:font-style="normal" fo:font-weight="normal" officeooo:rsid="00686089" officeooo:paragraph-rsid="00686089" style:font-size-asian="21pt" style:font-style-asian="normal" style:font-weight-asian="normal" style:font-size-complex="21pt" style:font-style-complex="normal" style:font-weight-complex="normal"/>
    </style:style>
    <style:style style:name="P70" style:family="paragraph" style:parent-style-name="Text_20_body">
      <style:paragraph-properties fo:text-align="start" style:justify-single-word="false"/>
      <style:text-properties fo:font-size="21pt" fo:font-style="normal" fo:font-weight="normal" officeooo:rsid="0068623d" officeooo:paragraph-rsid="0068623d" style:font-size-asian="21pt" style:font-style-asian="normal" style:font-weight-asian="normal" style:font-size-complex="21pt" style:font-style-complex="normal" style:font-weight-complex="normal"/>
    </style:style>
    <style:style style:name="P71" style:family="paragraph" style:parent-style-name="Text_20_body">
      <style:paragraph-properties fo:text-align="start" style:justify-single-word="false"/>
      <style:text-properties officeooo:rsid="00770362" officeooo:paragraph-rsid="00770362"/>
    </style:style>
    <style:style style:name="P72" style:family="paragraph" style:parent-style-name="Text_20_body">
      <style:paragraph-properties fo:text-align="start" style:justify-single-word="false"/>
      <style:text-properties fo:font-weight="normal" officeooo:rsid="00786f90" officeooo:paragraph-rsid="00786f90" style:font-weight-asian="normal" style:font-weight-complex="normal"/>
    </style:style>
    <style:style style:name="P73" style:family="paragraph" style:parent-style-name="Text_20_body">
      <style:paragraph-properties fo:text-align="start" style:justify-single-word="false"/>
      <style:text-properties fo:font-size="22pt" fo:font-style="normal" style:text-underline-style="solid" style:text-underline-width="auto" style:text-underline-color="font-color" fo:font-weight="bold" officeooo:rsid="00786f90" officeooo:paragraph-rsid="00786f90" style:font-size-asian="22pt" style:font-style-asian="normal" style:font-weight-asian="bold" style:font-size-complex="22pt" style:font-style-complex="normal" style:font-weight-complex="bold"/>
    </style:style>
    <style:style style:name="P74" style:family="paragraph" style:parent-style-name="Standard" style:list-style-name="L1">
      <style:paragraph-properties fo:text-align="start" style:justify-single-word="false"/>
      <style:text-properties fo:font-size="24pt" fo:font-weight="normal" officeooo:rsid="0016d212" officeooo:paragraph-rsid="0016d212" style:font-size-asian="24pt" style:font-weight-asian="normal" style:font-size-complex="24pt" style:font-weight-complex="normal"/>
    </style:style>
    <style:style style:name="P75" style:family="paragraph" style:parent-style-name="Standard" style:list-style-name="L1">
      <style:paragraph-properties fo:text-align="start" style:justify-single-word="false"/>
      <style:text-properties fo:font-size="24pt" fo:font-weight="normal" officeooo:rsid="0017776c" officeooo:paragraph-rsid="0017776c" style:font-size-asian="24pt" style:font-weight-asian="normal" style:font-size-complex="24pt" style:font-weight-complex="normal"/>
    </style:style>
    <style:style style:name="P76" style:family="paragraph" style:parent-style-name="Standard" style:list-style-name="L1">
      <style:paragraph-properties fo:text-align="start" style:justify-single-word="false"/>
      <style:text-properties fo:font-size="24pt" fo:font-weight="normal" officeooo:rsid="00181e4e" officeooo:paragraph-rsid="00181e4e" style:font-size-asian="24pt" style:font-weight-asian="normal" style:font-size-complex="24pt" style:font-weight-complex="normal"/>
    </style:style>
    <style:style style:name="P77" style:family="paragraph" style:parent-style-name="Standard" style:list-style-name="L1">
      <style:paragraph-properties fo:text-align="start" style:justify-single-word="false"/>
      <style:text-properties fo:font-size="24pt" fo:font-weight="normal" officeooo:rsid="001b7b41" officeooo:paragraph-rsid="001b7b41" style:font-size-asian="24pt" style:font-weight-asian="normal" style:font-size-complex="24pt" style:font-weight-complex="normal"/>
    </style:style>
    <style:style style:name="P78" style:family="paragraph" style:parent-style-name="Standard" style:list-style-name="L1">
      <style:paragraph-properties fo:text-align="start" style:justify-single-word="false"/>
      <style:text-properties fo:font-size="24pt" fo:font-weight="normal" officeooo:rsid="001f4539" officeooo:paragraph-rsid="001f4539" style:font-size-asian="24pt" style:font-weight-asian="normal" style:font-size-complex="24pt" style:font-weight-complex="normal"/>
    </style:style>
    <style:style style:name="P79" style:family="paragraph" style:parent-style-name="Standard" style:list-style-name="L1">
      <style:paragraph-properties fo:text-align="start" style:justify-single-word="false"/>
      <style:text-properties fo:font-size="24pt" fo:font-weight="normal" officeooo:rsid="001fb691" officeooo:paragraph-rsid="001fb691" style:font-size-asian="24pt" style:font-weight-asian="normal" style:font-size-complex="24pt" style:font-weight-complex="normal"/>
    </style:style>
    <style:style style:name="P80" style:family="paragraph" style:parent-style-name="Standard" style:list-style-name="L1">
      <style:paragraph-properties fo:text-align="start" style:justify-single-word="false"/>
      <style:text-properties fo:font-size="24pt" fo:font-weight="normal" officeooo:rsid="0022d954" officeooo:paragraph-rsid="0022d954" style:font-size-asian="24pt" style:font-weight-asian="normal" style:font-size-complex="24pt" style:font-weight-complex="normal"/>
    </style:style>
    <style:style style:name="P81" style:family="paragraph" style:parent-style-name="Standard" style:list-style-name="L1">
      <style:paragraph-properties fo:text-align="start" style:justify-single-word="false"/>
      <style:text-properties fo:font-size="24pt" fo:font-weight="normal" officeooo:rsid="0022ebc7" officeooo:paragraph-rsid="0022ebc7" style:font-size-asian="24pt" style:font-weight-asian="normal" style:font-size-complex="24pt" style:font-weight-complex="normal"/>
    </style:style>
    <style:style style:name="P82" style:family="paragraph" style:parent-style-name="Standard" style:list-style-name="L1">
      <style:paragraph-properties fo:text-align="start" style:justify-single-word="false"/>
      <style:text-properties fo:font-size="24pt" fo:font-weight="normal" officeooo:rsid="0023897d" officeooo:paragraph-rsid="0023897d" style:font-size-asian="24pt" style:font-weight-asian="normal" style:font-size-complex="24pt" style:font-weight-complex="normal"/>
    </style:style>
    <style:style style:name="P83" style:family="paragraph" style:parent-style-name="Standard" style:list-style-name="L1">
      <style:paragraph-properties fo:text-align="start" style:justify-single-word="false"/>
      <style:text-properties fo:font-size="24pt" fo:font-weight="normal" officeooo:rsid="00255561" officeooo:paragraph-rsid="00255561" style:font-size-asian="24pt" style:font-weight-asian="normal" style:font-size-complex="24pt" style:font-weight-complex="normal"/>
    </style:style>
    <style:style style:name="P84" style:family="paragraph" style:parent-style-name="Standard" style:list-style-name="L1">
      <style:paragraph-properties fo:text-align="start" style:justify-single-word="false"/>
      <style:text-properties fo:font-size="24pt" fo:font-weight="normal" officeooo:rsid="0026a2a3" officeooo:paragraph-rsid="0026a2a3" style:font-size-asian="24pt" style:font-weight-asian="normal" style:font-size-complex="24pt" style:font-weight-complex="normal"/>
    </style:style>
    <style:style style:name="P85" style:family="paragraph" style:parent-style-name="Standard" style:list-style-name="L1">
      <style:paragraph-properties fo:text-align="start" style:justify-single-word="false"/>
      <style:text-properties fo:font-size="24pt" fo:font-weight="normal" officeooo:rsid="002732b2" officeooo:paragraph-rsid="002732b2" style:font-size-asian="24pt" style:font-weight-asian="normal" style:font-size-complex="24pt" style:font-weight-complex="normal"/>
    </style:style>
    <style:style style:name="P86" style:family="paragraph" style:parent-style-name="Standard" style:list-style-name="L1">
      <style:paragraph-properties fo:text-align="start" style:justify-single-word="false"/>
      <style:text-properties fo:font-size="24pt" fo:font-weight="normal" officeooo:rsid="00275a61" officeooo:paragraph-rsid="00275a61" style:font-size-asian="24pt" style:font-weight-asian="normal" style:font-size-complex="24pt" style:font-weight-complex="normal"/>
    </style:style>
    <style:style style:name="P87" style:family="paragraph" style:parent-style-name="Standard" style:list-style-name="L3">
      <style:paragraph-properties fo:text-align="start" style:justify-single-word="false"/>
      <style:text-properties fo:font-size="24pt" fo:font-weight="normal" officeooo:rsid="002b0290" officeooo:paragraph-rsid="002b0290" style:font-size-asian="24pt" style:font-weight-asian="normal" style:font-size-complex="24pt" style:font-weight-complex="normal"/>
    </style:style>
    <style:style style:name="P88" style:family="paragraph" style:parent-style-name="Standard" style:list-style-name="L3">
      <style:paragraph-properties fo:text-align="start" style:justify-single-word="false"/>
      <style:text-properties fo:font-size="24pt" fo:font-weight="normal" officeooo:rsid="002ce824" officeooo:paragraph-rsid="002ce824" style:font-size-asian="24pt" style:font-weight-asian="normal" style:font-size-complex="24pt" style:font-weight-complex="normal"/>
    </style:style>
    <style:style style:name="P89" style:family="paragraph" style:parent-style-name="Standard" style:list-style-name="L3">
      <style:paragraph-properties fo:text-align="start" style:justify-single-word="false"/>
      <style:text-properties fo:font-size="24pt" fo:font-weight="normal" officeooo:rsid="002e6efa" officeooo:paragraph-rsid="002e6efa" style:font-size-asian="24pt" style:font-weight-asian="normal" style:font-size-complex="24pt" style:font-weight-complex="normal"/>
    </style:style>
    <style:style style:name="P90" style:family="paragraph" style:parent-style-name="Standard" style:list-style-name="L3">
      <style:paragraph-properties fo:text-align="start" style:justify-single-word="false"/>
      <style:text-properties fo:font-size="24pt" fo:font-weight="normal" officeooo:rsid="002fe9e5" officeooo:paragraph-rsid="002fe9e5" style:font-size-asian="24pt" style:font-weight-asian="normal" style:font-size-complex="24pt" style:font-weight-complex="normal"/>
    </style:style>
    <style:style style:name="P91" style:family="paragraph" style:parent-style-name="Standard" style:list-style-name="L3">
      <style:paragraph-properties fo:text-align="start" style:justify-single-word="false"/>
      <style:text-properties fo:font-size="24pt" fo:font-weight="normal" officeooo:rsid="00306269" officeooo:paragraph-rsid="00306269" style:font-size-asian="24pt" style:font-weight-asian="normal" style:font-size-complex="24pt" style:font-weight-complex="normal"/>
    </style:style>
    <style:style style:name="P92" style:family="paragraph" style:parent-style-name="Standard" style:list-style-name="L3">
      <style:paragraph-properties fo:text-align="start" style:justify-single-word="false"/>
      <style:text-properties fo:font-size="24pt" fo:font-weight="normal" officeooo:rsid="0036a3d8" officeooo:paragraph-rsid="0036a3d8" style:font-size-asian="24pt" style:font-weight-asian="normal" style:font-size-complex="24pt" style:font-weight-complex="normal"/>
    </style:style>
    <style:style style:name="P93" style:family="paragraph" style:parent-style-name="Standard" style:list-style-name="L3">
      <style:paragraph-properties fo:text-align="start" style:justify-single-word="false"/>
      <style:text-properties fo:font-size="24pt" fo:font-weight="normal" officeooo:rsid="0037a96e" officeooo:paragraph-rsid="0037a96e" style:font-size-asian="24pt" style:font-weight-asian="normal" style:font-size-complex="24pt" style:font-weight-complex="normal"/>
    </style:style>
    <style:style style:name="P94" style:family="paragraph" style:parent-style-name="Standard" style:list-style-name="L4">
      <style:paragraph-properties fo:text-align="start" style:justify-single-word="false"/>
      <style:text-properties fo:font-size="24pt" fo:font-weight="normal" officeooo:rsid="00385093" officeooo:paragraph-rsid="00385093" style:font-size-asian="24pt" style:font-weight-asian="normal" style:font-size-complex="24pt" style:font-weight-complex="normal"/>
    </style:style>
    <style:style style:name="P95" style:family="paragraph" style:parent-style-name="Standard" style:list-style-name="L4">
      <style:paragraph-properties fo:text-align="start" style:justify-single-word="false"/>
      <style:text-properties fo:font-size="24pt" fo:font-weight="normal" officeooo:rsid="00395fb1" officeooo:paragraph-rsid="00395fb1" style:font-size-asian="24pt" style:font-weight-asian="normal" style:font-size-complex="24pt" style:font-weight-complex="normal"/>
    </style:style>
    <style:style style:name="P96" style:family="paragraph" style:parent-style-name="Standard" style:list-style-name="L5">
      <style:paragraph-properties fo:text-align="start" style:justify-single-word="false"/>
      <style:text-properties fo:font-size="24pt" fo:font-weight="normal" officeooo:rsid="003bc0ff" officeooo:paragraph-rsid="003bc0ff" style:font-size-asian="24pt" style:font-weight-asian="normal" style:font-size-complex="24pt" style:font-weight-complex="normal"/>
    </style:style>
    <style:style style:name="P97" style:family="paragraph" style:parent-style-name="Standard" style:list-style-name="L5">
      <style:paragraph-properties fo:text-align="start" style:justify-single-word="false"/>
      <style:text-properties fo:font-size="24pt" fo:font-weight="normal" officeooo:rsid="003ccfbd" officeooo:paragraph-rsid="003ccfbd" style:font-size-asian="24pt" style:font-weight-asian="normal" style:font-size-complex="24pt" style:font-weight-complex="normal"/>
    </style:style>
    <style:style style:name="P98" style:family="paragraph" style:parent-style-name="Standard" style:list-style-name="L5">
      <style:paragraph-properties fo:text-align="start" style:justify-single-word="false"/>
      <style:text-properties fo:font-size="24pt" fo:font-weight="normal" officeooo:rsid="003e0e0a" officeooo:paragraph-rsid="003e0e0a" style:font-size-asian="24pt" style:font-weight-asian="normal" style:font-size-complex="24pt" style:font-weight-complex="normal"/>
    </style:style>
    <style:style style:name="P99" style:family="paragraph" style:parent-style-name="Standard" style:list-style-name="L5">
      <style:paragraph-properties fo:text-align="start" style:justify-single-word="false"/>
      <style:text-properties fo:font-size="24pt" fo:font-weight="normal" officeooo:rsid="003e5e01" officeooo:paragraph-rsid="003e5e01" style:font-size-asian="24pt" style:font-weight-asian="normal" style:font-size-complex="24pt" style:font-weight-complex="normal"/>
    </style:style>
    <style:style style:name="P100" style:family="paragraph" style:parent-style-name="Standard" style:list-style-name="L5">
      <style:paragraph-properties fo:text-align="start" style:justify-single-word="false"/>
      <style:text-properties fo:font-size="24pt" fo:font-weight="normal" officeooo:rsid="0040cac6" officeooo:paragraph-rsid="0040cac6" style:font-size-asian="24pt" style:font-weight-asian="normal" style:font-size-complex="24pt" style:font-weight-complex="normal"/>
    </style:style>
    <style:style style:name="P101" style:family="paragraph" style:parent-style-name="Standard" style:list-style-name="L5">
      <style:paragraph-properties fo:text-align="start" style:justify-single-word="false"/>
      <style:text-properties fo:font-size="24pt" fo:font-weight="normal" officeooo:rsid="0041480e" officeooo:paragraph-rsid="0041480e" style:font-size-asian="24pt" style:font-weight-asian="normal" style:font-size-complex="24pt" style:font-weight-complex="normal"/>
    </style:style>
    <style:style style:name="P102" style:family="paragraph" style:parent-style-name="Standard" style:list-style-name="L5">
      <style:paragraph-properties fo:text-align="start" style:justify-single-word="false"/>
      <style:text-properties fo:font-size="24pt" fo:font-weight="normal" officeooo:rsid="0041e947" officeooo:paragraph-rsid="0041e947" style:font-size-asian="24pt" style:font-weight-asian="normal" style:font-size-complex="24pt" style:font-weight-complex="normal"/>
    </style:style>
    <style:style style:name="P103" style:family="paragraph" style:parent-style-name="Standard" style:list-style-name="L6">
      <style:paragraph-properties fo:text-align="start" style:justify-single-word="false"/>
      <style:text-properties fo:font-size="24pt" fo:font-weight="normal" officeooo:rsid="0043c754" officeooo:paragraph-rsid="0043c754" style:font-size-asian="24pt" style:font-weight-asian="normal" style:font-size-complex="24pt" style:font-weight-complex="normal"/>
    </style:style>
    <style:style style:name="P104" style:family="paragraph" style:parent-style-name="Standard" style:list-style-name="L6">
      <style:paragraph-properties fo:text-align="start" style:justify-single-word="false"/>
      <style:text-properties fo:font-size="24pt" fo:font-weight="normal" officeooo:rsid="0044316c" officeooo:paragraph-rsid="0044316c" style:font-size-asian="24pt" style:font-weight-asian="normal" style:font-size-complex="24pt" style:font-weight-complex="normal"/>
    </style:style>
    <style:style style:name="P105" style:family="paragraph" style:parent-style-name="Standard" style:list-style-name="L1">
      <style:paragraph-properties fo:text-align="start" style:justify-single-word="false"/>
      <style:text-properties fo:font-size="24pt" fo:font-weight="bold" officeooo:rsid="001f4539" officeooo:paragraph-rsid="001f4539" style:font-size-asian="24pt" style:font-weight-asian="bold" style:font-size-complex="24pt" style:font-weight-complex="bold"/>
    </style:style>
    <style:style style:name="P106" style:family="paragraph" style:parent-style-name="Standard" style:list-style-name="L1">
      <style:paragraph-properties fo:text-align="start" style:justify-single-word="false"/>
      <style:text-properties fo:font-size="24pt" fo:font-weight="bold" officeooo:rsid="0023897d" officeooo:paragraph-rsid="0023897d" style:font-size-asian="24pt" style:font-weight-asian="bold" style:font-size-complex="24pt" style:font-weight-complex="bold"/>
    </style:style>
    <style:style style:name="P107" style:family="paragraph" style:parent-style-name="Standard" style:list-style-name="L1">
      <style:paragraph-properties fo:text-align="start" style:justify-single-word="false"/>
      <style:text-properties fo:font-size="24pt" fo:font-weight="bold" officeooo:rsid="0026a2a3" officeooo:paragraph-rsid="0026a2a3" style:font-size-asian="24pt" style:font-weight-asian="bold" style:font-size-complex="24pt" style:font-weight-complex="bold"/>
    </style:style>
    <style:style style:name="P108" style:family="paragraph" style:parent-style-name="Standard" style:list-style-name="L2">
      <style:paragraph-properties fo:text-align="start" style:justify-single-word="false"/>
      <style:text-properties fo:font-size="24pt" fo:font-weight="bold" officeooo:rsid="00286e2d" officeooo:paragraph-rsid="00286e2d" style:font-size-asian="24pt" style:font-weight-asian="bold" style:font-size-complex="24pt" style:font-weight-complex="bold"/>
    </style:style>
    <style:style style:name="P109" style:family="paragraph" style:parent-style-name="Standard" style:list-style-name="L4">
      <style:paragraph-properties fo:text-align="start" style:justify-single-word="false"/>
      <style:text-properties fo:font-size="24pt" fo:font-weight="bold" officeooo:rsid="0037e8f4" officeooo:paragraph-rsid="0037e8f4" style:font-size-asian="24pt" style:font-weight-asian="bold" style:font-size-complex="24pt" style:font-weight-complex="bold"/>
    </style:style>
    <style:style style:name="P110" style:family="paragraph" style:parent-style-name="Standard" style:list-style-name="L5">
      <style:paragraph-properties fo:text-align="start" style:justify-single-word="false"/>
      <style:text-properties fo:font-size="24pt" fo:font-weight="bold" officeooo:rsid="0040cac6" officeooo:paragraph-rsid="0040cac6" style:font-size-asian="24pt" style:font-weight-asian="bold" style:font-size-complex="24pt" style:font-weight-complex="bold"/>
    </style:style>
    <style:style style:name="P111" style:family="paragraph" style:parent-style-name="Standard" style:list-style-name="L5">
      <style:paragraph-properties fo:text-align="start" style:justify-single-word="false"/>
      <style:text-properties fo:font-size="24pt" fo:font-weight="bold" officeooo:rsid="0041480e" officeooo:paragraph-rsid="0041480e" style:font-size-asian="24pt" style:font-weight-asian="bold" style:font-size-complex="24pt" style:font-weight-complex="bold"/>
    </style:style>
    <style:style style:name="P112" style:family="paragraph" style:parent-style-name="Standard" style:list-style-name="L6">
      <style:paragraph-properties fo:text-align="start" style:justify-single-word="false"/>
      <style:text-properties fo:font-size="24pt" fo:font-weight="bold" officeooo:rsid="0043c754" officeooo:paragraph-rsid="0043c754" style:font-size-asian="24pt" style:font-weight-asian="bold" style:font-size-complex="24pt" style:font-weight-complex="bold"/>
    </style:style>
    <style:style style:name="P113" style:family="paragraph" style:parent-style-name="Standard" style:list-style-name="L6">
      <style:paragraph-properties fo:text-align="start" style:justify-single-word="false"/>
      <style:text-properties fo:font-size="24pt" fo:font-weight="bold" officeooo:rsid="0044316c" officeooo:paragraph-rsid="0044316c" style:font-size-asian="24pt" style:font-weight-asian="bold" style:font-size-complex="24pt" style:font-weight-complex="bold"/>
    </style:style>
    <style:style style:name="P114" style:family="paragraph" style:parent-style-name="Standard" style:list-style-name="L6">
      <style:paragraph-properties fo:text-align="start" style:justify-single-word="false"/>
      <style:text-properties fo:font-size="24pt" fo:font-style="normal" fo:font-weight="normal" officeooo:rsid="0045ee84" officeooo:paragraph-rsid="0045ee84" style:font-size-asian="24pt" style:font-style-asian="normal" style:font-weight-asian="normal" style:font-size-complex="24pt" style:font-style-complex="normal" style:font-weight-complex="normal"/>
    </style:style>
    <style:style style:name="P115" style:family="paragraph" style:parent-style-name="Standard" style:list-style-name="L6">
      <style:paragraph-properties fo:text-align="start" style:justify-single-word="false"/>
      <style:text-properties fo:font-size="24pt" fo:font-style="normal" fo:font-weight="normal" officeooo:rsid="0045efc0" officeooo:paragraph-rsid="0045efc0" style:font-size-asian="24pt" style:font-style-asian="normal" style:font-weight-asian="normal" style:font-size-complex="24pt" style:font-style-complex="normal" style:font-weight-complex="normal"/>
    </style:style>
    <style:style style:name="P116" style:family="paragraph" style:parent-style-name="Standard" style:list-style-name="L7">
      <style:paragraph-properties fo:text-align="start" style:justify-single-word="false"/>
      <style:text-properties fo:font-size="24pt" fo:font-style="normal" fo:font-weight="normal" officeooo:rsid="004b8294" officeooo:paragraph-rsid="004b8294" style:font-size-asian="24pt" style:font-style-asian="normal" style:font-weight-asian="normal" style:font-size-complex="24pt" style:font-style-complex="normal" style:font-weight-complex="normal"/>
    </style:style>
    <style:style style:name="P117" style:family="paragraph" style:parent-style-name="Standard" style:list-style-name="L10">
      <style:paragraph-properties fo:text-align="start" style:justify-single-word="false"/>
      <style:text-properties fo:font-size="24pt" fo:font-style="normal" fo:font-weight="normal" officeooo:rsid="00559ef4" officeooo:paragraph-rsid="00559ef4" style:font-size-asian="24pt" style:font-style-asian="normal" style:font-weight-asian="normal" style:font-size-complex="24pt" style:font-style-complex="normal" style:font-weight-complex="normal"/>
    </style:style>
    <style:style style:name="P118" style:family="paragraph" style:parent-style-name="Standard" style:list-style-name="L12">
      <style:paragraph-properties fo:text-align="start" style:justify-single-word="false"/>
      <style:text-properties fo:font-size="24pt" fo:font-style="normal" fo:font-weight="normal" officeooo:rsid="005dc65c" officeooo:paragraph-rsid="005dc65c" style:font-size-asian="24pt" style:font-style-asian="normal" style:font-weight-asian="normal" style:font-size-complex="24pt" style:font-style-complex="normal" style:font-weight-complex="normal"/>
    </style:style>
    <style:style style:name="P119" style:family="paragraph" style:parent-style-name="Standard"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20" style:family="paragraph" style:parent-style-name="Standard" style:list-style-name="L10">
      <style:paragraph-properties fo:text-align="start" style:justify-single-word="false"/>
      <style:text-properties fo:font-size="24pt" fo:font-style="normal" fo:font-weight="bold" officeooo:rsid="00549a66" officeooo:paragraph-rsid="00549a66" style:font-size-asian="24pt" style:font-style-asian="normal" style:font-weight-asian="bold" style:font-size-complex="24pt" style:font-style-complex="normal" style:font-weight-complex="bold"/>
    </style:style>
    <style:style style:name="P121" style:family="paragraph" style:parent-style-name="Standard" style:list-style-name="L8">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122" style:family="paragraph" style:parent-style-name="Standard" style:list-style-name="L9">
      <style:paragraph-properties fo:text-align="start" style:justify-single-word="false"/>
      <style:text-properties fo:font-size="20pt" fo:font-style="normal" fo:font-weight="bold" officeooo:rsid="004e78c0" officeooo:paragraph-rsid="004e78c0" style:font-size-asian="20pt" style:font-style-asian="normal" style:font-weight-asian="bold" style:font-size-complex="20pt" style:font-style-complex="normal" style:font-weight-complex="bold"/>
    </style:style>
    <style:style style:name="P123" style:family="paragraph" style:parent-style-name="Standard" style:list-style-name="L10">
      <style:paragraph-properties fo:text-align="start" style:justify-single-word="false"/>
      <style:text-properties fo:font-size="20pt" fo:font-style="normal" fo:font-weight="bold" officeooo:rsid="00549a66" officeooo:paragraph-rsid="00549a66" style:font-size-asian="20pt" style:font-style-asian="normal" style:font-weight-asian="bold" style:font-size-complex="20pt" style:font-style-complex="normal" style:font-weight-complex="bold"/>
    </style:style>
    <style:style style:name="P124" style:family="paragraph" style:parent-style-name="Standard" style:list-style-name="L10">
      <style:paragraph-properties fo:text-align="start" style:justify-single-word="false"/>
      <style:text-properties fo:font-size="20pt" fo:font-style="normal" fo:font-weight="normal" officeooo:rsid="00549a66" officeooo:paragraph-rsid="00549a66" style:font-size-asian="20pt" style:font-style-asian="normal" style:font-weight-asian="normal" style:font-size-complex="20pt" style:font-style-complex="normal" style:font-weight-complex="normal"/>
    </style:style>
    <style:style style:name="P125" style:family="paragraph" style:parent-style-name="Standard" style:list-style-name="L10">
      <style:paragraph-properties fo:text-align="start" style:justify-single-word="false"/>
      <style:text-properties fo:font-size="20pt" fo:font-style="normal" fo:font-weight="normal" officeooo:rsid="00559ef4" officeooo:paragraph-rsid="00559ef4" style:font-size-asian="20pt" style:font-style-asian="normal" style:font-weight-asian="normal" style:font-size-complex="20pt" style:font-style-complex="normal" style:font-weight-complex="normal"/>
    </style:style>
    <style:style style:name="P126" style:family="paragraph" style:parent-style-name="Text_20_body" style:list-style-name="L11">
      <style:paragraph-properties fo:margin-left="0in" fo:margin-right="0in" fo:text-indent="0in" style:auto-text-indent="false"/>
      <style:text-properties fo:font-size="24pt" style:font-size-asian="24pt" style:font-size-complex="24pt"/>
    </style:style>
    <style:style style:name="P127" style:family="paragraph" style:parent-style-name="Text_20_body" style:list-style-name="L12">
      <style:paragraph-properties fo:text-align="start" style:justify-single-word="false"/>
      <style:text-properties fo:font-size="24pt" fo:font-style="normal" fo:font-weight="normal" officeooo:rsid="005e1705" officeooo:paragraph-rsid="005e1705" style:font-size-asian="24pt" style:font-style-asian="normal" style:font-weight-asian="normal" style:font-size-complex="24pt" style:font-style-complex="normal" style:font-weight-complex="normal"/>
    </style:style>
    <style:style style:name="P128" style:family="paragraph" style:parent-style-name="Text_20_body" style:list-style-name="L13"/>
    <style:style style:name="P129" style:family="paragraph" style:parent-style-name="Text_20_body" style:list-style-name="L14">
      <style:paragraph-properties fo:text-align="start" style:justify-single-word="false"/>
      <style:text-properties fo:font-size="21pt" fo:font-style="normal" fo:font-weight="normal" officeooo:rsid="0068623d" officeooo:paragraph-rsid="0068623d" style:font-size-asian="21pt" style:font-style-asian="normal" style:font-weight-asian="normal" style:font-size-complex="21pt" style:font-style-complex="normal" style:font-weight-complex="normal"/>
    </style:style>
    <style:style style:name="P130" style:family="paragraph" style:parent-style-name="Text_20_body" style:list-style-name="L15"/>
    <style:style style:name="P131" style:family="paragraph" style:parent-style-name="Text_20_body" style:list-style-name="L15">
      <style:paragraph-properties fo:margin-top="0in" fo:margin-bottom="0in" style:contextual-spacing="false"/>
    </style:style>
    <style:style style:name="P132" style:family="paragraph" style:parent-style-name="Text_20_body" style:list-style-name="L16"/>
    <style:style style:name="P133" style:family="paragraph" style:parent-style-name="Text_20_body" style:list-style-name="L16">
      <style:paragraph-properties fo:margin-top="0in" fo:margin-bottom="0in" style:contextual-spacing="false"/>
    </style:style>
    <style:style style:name="P134" style:family="paragraph" style:parent-style-name="Text_20_body" style:list-style-name="L17"/>
    <style:style style:name="P135" style:family="paragraph" style:parent-style-name="Text_20_body" style:list-style-name="L17">
      <style:paragraph-properties fo:margin-top="0in" fo:margin-bottom="0in" style:contextual-spacing="false"/>
    </style:style>
    <style:style style:name="P136" style:family="paragraph" style:parent-style-name="Text_20_body" style:list-style-name="L18"/>
    <style:style style:name="P137" style:family="paragraph" style:parent-style-name="Text_20_body" style:list-style-name="L18">
      <style:paragraph-properties fo:margin-top="0in" fo:margin-bottom="0in" style:contextual-spacing="false"/>
    </style:style>
    <style:style style:name="P138" style:family="paragraph" style:parent-style-name="Text_20_body" style:list-style-name="L19"/>
    <style:style style:name="P139" style:family="paragraph" style:parent-style-name="Text_20_body" style:list-style-name="L19">
      <style:paragraph-properties fo:margin-top="0in" fo:margin-bottom="0in" style:contextual-spacing="false"/>
    </style:style>
    <style:style style:name="P140" style:family="paragraph" style:parent-style-name="Text_20_body" style:list-style-name="L20"/>
    <style:style style:name="P141" style:family="paragraph" style:parent-style-name="Text_20_body" style:list-style-name="L20">
      <style:paragraph-properties fo:margin-top="0in" fo:margin-bottom="0in" style:contextual-spacing="false"/>
    </style:style>
    <style:style style:name="P142" style:family="paragraph" style:parent-style-name="Text_20_body" style:list-style-name="L21"/>
    <style:style style:name="P143" style:family="paragraph" style:parent-style-name="Text_20_body" style:list-style-name="L21">
      <style:paragraph-properties fo:margin-top="0in" fo:margin-bottom="0in" style:contextual-spacing="false"/>
    </style:style>
    <style:style style:name="P144" style:family="paragraph" style:parent-style-name="Text_20_body" style:list-style-name="L22"/>
    <style:style style:name="P145" style:family="paragraph" style:parent-style-name="Text_20_body" style:list-style-name="L22">
      <style:paragraph-properties fo:margin-top="0in" fo:margin-bottom="0in" style:contextual-spacing="false"/>
    </style:style>
    <style:style style:name="P146" style:family="paragraph" style:parent-style-name="Text_20_body" style:list-style-name="L23"/>
    <style:style style:name="P147" style:family="paragraph" style:parent-style-name="Text_20_body" style:list-style-name="L24"/>
    <style:style style:name="P148" style:family="paragraph" style:parent-style-name="Text_20_body" style:list-style-name="L25"/>
    <style:style style:name="P149" style:family="paragraph" style:parent-style-name="Text_20_body" style:list-style-name="L26"/>
    <style:style style:name="P150" style:family="paragraph" style:parent-style-name="Text_20_body" style:list-style-name="L27"/>
    <style:style style:name="P151" style:family="paragraph" style:parent-style-name="Text_20_body" style:list-style-name="L28"/>
    <style:style style:name="P152" style:family="paragraph" style:parent-style-name="Text_20_body" style:list-style-name="L29"/>
    <style:style style:name="P153" style:family="paragraph" style:parent-style-name="Text_20_body" style:list-style-name="L30"/>
    <style:style style:name="P154" style:family="paragraph" style:parent-style-name="Text_20_body" style:list-style-name="L31">
      <style:paragraph-properties fo:text-align="start" style:justify-single-word="false"/>
      <style:text-properties fo:font-size="22pt" fo:font-style="normal" fo:font-weight="normal" officeooo:rsid="007a42db" officeooo:paragraph-rsid="007a42db" style:font-size-asian="22pt" style:font-style-asian="normal" style:font-weight-asian="normal" style:font-size-complex="22pt" style:font-style-complex="normal" style:font-weight-complex="normal"/>
    </style:style>
    <style:style style:name="P155" style:family="paragraph" style:parent-style-name="Text_20_body" style:list-style-name="L31">
      <style:paragraph-properties fo:text-align="start" style:justify-single-word="false"/>
      <style:text-properties fo:font-size="22pt" fo:font-style="normal" fo:font-weight="normal" officeooo:rsid="007bd1d0" officeooo:paragraph-rsid="007bd1d0" style:font-size-asian="22pt" style:font-style-asian="normal" style:font-weight-asian="normal" style:font-size-complex="22pt" style:font-style-complex="normal" style:font-weight-complex="normal"/>
    </style:style>
    <style:style style:name="P156" style:family="paragraph" style:parent-style-name="Text_20_body" style:list-style-name="L31">
      <style:paragraph-properties fo:text-align="start" style:justify-single-word="false"/>
      <style:text-properties fo:font-size="22pt" fo:font-style="normal" fo:font-weight="normal" officeooo:rsid="007e822f" officeooo:paragraph-rsid="007e822f" style:font-size-asian="22pt" style:font-style-asian="normal" style:font-weight-asian="normal" style:font-size-complex="22pt" style:font-style-complex="normal" style:font-weight-complex="normal"/>
    </style:style>
    <style:style style:name="P157" style:family="paragraph" style:parent-style-name="Text_20_body" style:list-style-name="L31">
      <style:paragraph-properties fo:text-align="start" style:justify-single-word="false"/>
      <style:text-properties fo:font-size="22pt" fo:font-style="normal" fo:font-weight="normal" officeooo:rsid="007f9744" officeooo:paragraph-rsid="007f9744" style:font-size-asian="22pt" style:font-style-asian="normal" style:font-weight-asian="normal" style:font-size-complex="22pt" style:font-style-complex="normal" style:font-weight-complex="normal"/>
    </style:style>
    <style:style style:name="P158" style:family="paragraph" style:parent-style-name="Text_20_body" style:list-style-name="L31">
      <style:paragraph-properties fo:text-align="start" style:justify-single-word="false"/>
      <style:text-properties fo:font-size="22pt" fo:font-style="normal" fo:font-weight="normal" officeooo:rsid="00859d5a" officeooo:paragraph-rsid="00859d5a" style:font-size-asian="22pt" style:font-style-asian="normal" style:font-weight-asian="normal" style:font-size-complex="22pt" style:font-style-complex="normal" style:font-weight-complex="normal"/>
    </style:style>
    <style:style style:name="P159" style:family="paragraph" style:parent-style-name="Text_20_body" style:list-style-name="L31">
      <style:paragraph-properties fo:text-align="start" style:justify-single-word="false"/>
      <style:text-properties fo:font-size="22pt" fo:font-style="normal" fo:font-weight="bold" officeooo:rsid="007e822f" officeooo:paragraph-rsid="007e822f" style:font-size-asian="22pt" style:font-style-asian="normal" style:font-weight-asian="bold" style:font-size-complex="22pt" style:font-style-complex="normal" style:font-weight-complex="bold"/>
    </style:style>
    <style:style style:name="P160" style:family="paragraph" style:parent-style-name="Text_20_body" style:list-style-name="L31">
      <style:paragraph-properties fo:text-align="start" style:justify-single-word="false"/>
      <style:text-properties fo:font-size="22pt" fo:font-style="normal" fo:font-weight="bold" officeooo:rsid="007f9744" officeooo:paragraph-rsid="007f9744" style:font-size-asian="22pt" style:font-style-asian="normal" style:font-weight-asian="bold" style:font-size-complex="22pt" style:font-style-complex="normal" style:font-weight-complex="bold"/>
    </style:style>
    <style:style style:name="P161" style:family="paragraph" style:parent-style-name="Text_20_body" style:list-style-name="L31">
      <style:paragraph-properties fo:text-align="start" style:justify-single-word="false"/>
      <style:text-properties fo:font-size="22pt" fo:font-style="normal" fo:font-weight="bold" officeooo:rsid="0089d106" officeooo:paragraph-rsid="0089d106" style:font-size-asian="22pt" style:font-style-asian="normal" style:font-weight-asian="bold" style:font-size-complex="22pt" style:font-style-complex="normal" style:font-weight-complex="bold"/>
    </style:style>
    <style:style style:name="P162" style:family="paragraph" style:parent-style-name="Text_20_body" style:list-style-name="L31">
      <style:paragraph-properties fo:text-align="start" style:justify-single-word="false"/>
      <style:text-properties fo:font-weight="normal" officeooo:rsid="007bd1d0" officeooo:paragraph-rsid="007bd1d0" style:font-weight-asian="normal" style:font-weight-complex="normal"/>
    </style:style>
    <style:style style:name="P163" style:family="paragraph" style:parent-style-name="Text_20_body" style:list-style-name="L31">
      <style:paragraph-properties fo:text-align="start" style:justify-single-word="false"/>
      <style:text-properties fo:font-weight="normal" officeooo:rsid="007d9c18" officeooo:paragraph-rsid="007d9c18" style:font-weight-asian="normal" style:font-weight-complex="normal"/>
    </style:style>
    <style:style style:name="P164" style:family="paragraph" style:parent-style-name="Text_20_body" style:list-style-name="L31">
      <style:paragraph-properties fo:text-align="start" style:justify-single-word="false"/>
      <style:text-properties fo:font-weight="normal" officeooo:rsid="007dfa1e" officeooo:paragraph-rsid="007dfa1e" style:font-weight-asian="normal" style:font-weight-complex="normal"/>
    </style:style>
    <style:style style:name="P165" style:family="paragraph" style:parent-style-name="Text_20_body" style:list-style-name="L31">
      <style:paragraph-properties fo:text-align="start" style:justify-single-word="false"/>
      <style:text-properties fo:font-weight="normal" officeooo:rsid="007e1b4d" officeooo:paragraph-rsid="007e1b4d" style:font-weight-asian="normal" style:font-weight-complex="normal"/>
    </style:style>
    <style:style style:name="P166" style:family="paragraph" style:parent-style-name="Text_20_body" style:list-style-name="L31">
      <style:paragraph-properties fo:text-align="start" style:justify-single-word="false"/>
      <style:text-properties fo:font-weight="normal" officeooo:rsid="007f9744" officeooo:paragraph-rsid="007f9744" style:font-weight-asian="normal" style:font-weight-complex="normal"/>
    </style:style>
    <style:style style:name="P167" style:family="paragraph" style:parent-style-name="Text_20_body" style:list-style-name="L31">
      <style:paragraph-properties fo:text-align="start" style:justify-single-word="false"/>
      <style:text-properties fo:font-weight="normal" officeooo:rsid="0084eca3" officeooo:paragraph-rsid="0084eca3" style:font-weight-asian="normal" style:font-weight-complex="normal"/>
    </style:style>
    <style:style style:name="P168" style:family="paragraph" style:parent-style-name="Text_20_body" style:list-style-name="L31">
      <style:paragraph-properties fo:text-align="start" style:justify-single-word="false"/>
      <style:text-properties fo:font-weight="normal" officeooo:rsid="008ffbd1" officeooo:paragraph-rsid="008ffbd1" style:font-weight-asian="normal" style:font-weight-complex="normal"/>
    </style:style>
    <style:style style:name="P169" style:family="paragraph" style:parent-style-name="Text_20_body" style:list-style-name="L31">
      <style:paragraph-properties fo:text-align="start" style:justify-single-word="false"/>
      <style:text-properties fo:font-weight="bold" officeooo:rsid="00859d5a" officeooo:paragraph-rsid="00859d5a" style:font-weight-asian="bold" style:font-weight-complex="bold"/>
    </style:style>
    <style:style style:name="P170" style:family="paragraph" style:parent-style-name="Text_20_body" style:list-style-name="L31">
      <style:paragraph-properties fo:text-align="start" style:justify-single-word="false"/>
      <style:text-properties fo:font-weight="bold" officeooo:rsid="00866e6c" officeooo:paragraph-rsid="00866e6c" style:font-weight-asian="bold" style:font-weight-complex="bold"/>
    </style:style>
    <style:style style:name="P171" style:family="paragraph" style:parent-style-name="Text_20_body" style:list-style-name="L31">
      <style:paragraph-properties fo:text-align="start" style:justify-single-word="false"/>
      <style:text-properties fo:font-weight="bold" officeooo:rsid="0088279c" officeooo:paragraph-rsid="0088279c" style:font-weight-asian="bold" style:font-weight-complex="bold"/>
    </style:style>
    <style:style style:name="P172" style:family="paragraph" style:parent-style-name="Text_20_body" style:list-style-name="L31">
      <style:paragraph-properties fo:text-align="start" style:justify-single-word="false"/>
      <style:text-properties fo:font-weight="bold" officeooo:rsid="0089d106" officeooo:paragraph-rsid="0089d106" style:font-weight-asian="bold" style:font-weight-complex="bold"/>
    </style:style>
    <style:style style:name="P173" style:family="paragraph" style:parent-style-name="Text_20_body" style:list-style-name="L31">
      <style:paragraph-properties fo:text-align="start" style:justify-single-word="false"/>
      <style:text-properties fo:font-weight="bold" officeooo:rsid="008c8282" officeooo:paragraph-rsid="008c8282" style:font-weight-asian="bold" style:font-weight-complex="bold"/>
    </style:style>
    <style:style style:name="P174" style:family="paragraph" style:parent-style-name="Text_20_body" style:list-style-name="L31">
      <style:paragraph-properties fo:text-align="start" style:justify-single-word="false"/>
      <style:text-properties fo:font-weight="bold" officeooo:rsid="008ffbd1" officeooo:paragraph-rsid="008ffbd1" style:font-weight-asian="bold" style:font-weight-complex="bold"/>
    </style:style>
    <style:style style:name="P175" style:family="paragraph" style:parent-style-name="Text_20_body" style:list-style-name="L31">
      <style:paragraph-properties fo:text-align="start" style:justify-single-word="false"/>
      <style:text-properties fo:font-weight="bold" officeooo:rsid="0090e43a" officeooo:paragraph-rsid="0090e43a" style:font-weight-asian="bold" style:font-weight-complex="bold"/>
    </style:style>
    <style:style style:name="P176" style:family="paragraph" style:parent-style-name="Text_20_body" style:list-style-name="L31">
      <style:paragraph-properties fo:text-align="start" style:justify-single-word="false"/>
      <style:text-properties officeooo:paragraph-rsid="0090e43a"/>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officeooo:rsid="0022ebc7" style:font-weight-asian="bold" style:font-weight-complex="bold"/>
    </style:style>
    <style:style style:name="T4" style:family="text">
      <style:text-properties fo:font-weight="bold" officeooo:rsid="0026a2a3" style:font-weight-asian="bold" style:font-weight-complex="bold"/>
    </style:style>
    <style:style style:name="T5" style:family="text">
      <style:text-properties fo:font-weight="bold" officeooo:rsid="0045ee84" style:font-weight-asian="bold" style:font-weight-complex="bold"/>
    </style:style>
    <style:style style:name="T6" style:family="text">
      <style:text-properties fo:font-weight="bold" officeooo:rsid="0044316c" style:font-weight-asian="bold" style:font-weight-complex="bold"/>
    </style:style>
    <style:style style:name="T7" style:family="text">
      <style:text-properties fo:font-weight="bold" officeooo:rsid="0061e514" style:font-weight-asian="bold" style:font-weight-complex="bold"/>
    </style:style>
    <style:style style:name="T8" style:family="text">
      <style:text-properties officeooo:rsid="0026a2a3"/>
    </style:style>
    <style:style style:name="T9" style:family="text">
      <style:text-properties fo:font-size="24pt" style:font-size-asian="24pt" style:font-size-complex="24pt"/>
    </style:style>
    <style:style style:name="T10" style:family="text">
      <style:text-properties fo:font-size="24pt" officeooo:rsid="0051ce9e" style:font-size-asian="24pt" style:font-size-complex="24pt"/>
    </style:style>
    <style:style style:name="T11" style:family="text">
      <style:text-properties fo:font-size="24pt" fo:font-weight="bold" style:font-size-asian="24pt" style:font-weight-asian="bold" style:font-size-complex="24pt" style:font-weight-complex="bold"/>
    </style:style>
    <style:style style:name="T12" style:family="text">
      <style:text-properties fo:font-size="24pt" fo:font-weight="bold" officeooo:rsid="00561b03" style:font-size-asian="24pt" style:font-weight-asian="bold" style:font-size-complex="24pt" style:font-weight-complex="bold"/>
    </style:style>
    <style:style style:name="T13" style:family="text">
      <style:text-properties fo:font-size="24pt" fo:font-weight="normal" style:font-size-asian="24pt" style:font-weight-asian="normal" style:font-size-complex="24pt" style:font-weight-complex="normal"/>
    </style:style>
    <style:style style:name="T14" style:family="text">
      <style:text-properties fo:font-size="24pt" fo:font-style="normal" fo:font-weight="bold" officeooo:rsid="005a179b" style:font-size-asian="24pt" style:font-style-asian="normal" style:font-weight-asian="bold" style:font-size-complex="24pt" style:font-style-complex="normal" style:font-weight-complex="bold"/>
    </style:style>
    <style:style style:name="T15" style:family="text">
      <style:text-properties fo:font-size="24pt" fo:font-style="normal" fo:font-weight="normal" officeooo:rsid="0076223e" style:font-size-asian="24pt" style:font-style-asian="normal" style:font-weight-asian="normal" style:font-size-complex="24pt" style:font-style-complex="normal" style:font-weight-complex="normal"/>
    </style:style>
    <style:style style:name="T16" style:family="text">
      <style:text-properties fo:font-variant="normal" fo:text-transform="none" fo:color="#202124" loext:opacity="100%" fo:font-size="24pt" fo:letter-spacing="normal" fo:font-weight="bold" style:font-size-asian="24pt" style:font-weight-asian="bold" style:font-size-complex="24pt" style:font-weight-complex="bold"/>
    </style:style>
    <style:style style:name="T17" style:family="text">
      <style:text-properties fo:font-variant="normal" fo:text-transform="none" fo:color="#202124" loext:opacity="100%" style:font-name="Google Sans Text" fo:font-size="24pt" fo:letter-spacing="normal" fo:font-weight="bold" style:font-size-asian="24pt" style:font-weight-asian="bold" style:font-size-complex="24pt" style:font-weight-complex="bold"/>
    </style:style>
    <style:style style:name="T18" style:family="text">
      <style:text-properties fo:font-size="21pt" style:font-size-asian="21pt" style:font-size-complex="21pt"/>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5e1705" style:font-style-asian="normal" style:font-weight-asian="bold" style:font-style-complex="normal" style:font-weight-complex="bold"/>
    </style:style>
    <style:style style:name="T21" style:family="text">
      <style:text-properties fo:font-style="normal" fo:font-weight="bold" officeooo:rsid="00716a0d" style:font-style-asian="normal" style:font-weight-asian="bold" style:font-style-complex="normal" style:font-weight-complex="bold"/>
    </style:style>
    <style:style style:name="T22" style:family="text">
      <style:text-properties fo:font-style="normal" fo:font-weight="bold" officeooo:rsid="0072beff" style:font-style-asian="normal" style:font-weight-asian="bold" style:font-style-complex="normal" style:font-weight-complex="bold"/>
    </style:style>
    <style:style style:name="T23" style:family="text">
      <style:text-properties fo:font-style="normal" fo:font-weight="bold" officeooo:rsid="0075f2df" style:font-style-asian="normal" style:font-weight-asian="bold" style:font-style-complex="normal" style:font-weight-complex="bold"/>
    </style:style>
    <style:style style:name="T24" style:family="text">
      <style:text-properties fo:font-style="normal" style:font-style-asian="normal" style:font-style-complex="normal"/>
    </style:style>
    <style:style style:name="T25" style:family="text">
      <style:text-properties fo:font-style="normal" officeooo:rsid="005e1705" style:font-style-asian="normal" style:font-style-complex="normal"/>
    </style:style>
    <style:style style:name="T26" style:family="text">
      <style:text-properties fo:font-style="normal" officeooo:rsid="006883ea"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6883ea" style:font-style-asian="normal" style:font-weight-asian="normal" style:font-style-complex="normal" style:font-weight-complex="normal"/>
    </style:style>
    <style:style style:name="T29" style:family="text">
      <style:text-properties fo:font-size="22pt" fo:font-style="normal" style:font-size-asian="22pt" style:font-style-asian="normal" style:font-size-complex="22pt" style:font-style-complex="normal"/>
    </style:style>
    <style:style style:name="T30" style:family="text">
      <style:text-properties fo:font-size="22pt" fo:font-style="normal" officeooo:rsid="007da4db" style:font-size-asian="22pt" style:font-style-asian="normal" style:font-size-complex="22pt" style:font-style-complex="normal"/>
    </style:style>
    <style:style style:name="T31" style:family="text">
      <style:text-properties fo:font-size="22pt" fo:font-style="normal" officeooo:rsid="007e1b4d" style:font-size-asian="22pt" style:font-style-asian="normal" style:font-size-complex="22pt" style:font-style-complex="normal"/>
    </style:style>
    <style:style style:name="T32" style:family="text">
      <style:text-properties fo:font-size="22pt" fo:font-style="normal" officeooo:rsid="008e7ee3" style:font-size-asian="22pt" style:font-style-asian="normal" style:font-size-complex="22pt" style:font-style-complex="normal"/>
    </style:style>
    <style:style style:name="T33" style:family="text">
      <style:text-properties fo:font-size="22pt" fo:font-style="normal" fo:font-weight="bold" style:font-size-asian="22pt" style:font-style-asian="normal" style:font-weight-asian="bold" style:font-size-complex="22pt" style:font-style-complex="normal" style:font-weight-complex="bold"/>
    </style:style>
    <style:style style:name="T34" style:family="text">
      <style:text-properties fo:font-size="22pt" fo:font-style="normal" fo:font-weight="bold" officeooo:rsid="0076223e" style:font-size-asian="22pt" style:font-style-asian="normal" style:font-weight-asian="bold" style:font-size-complex="22pt" style:font-style-complex="normal" style:font-weight-complex="bold"/>
    </style:style>
    <style:style style:name="T35" style:family="text">
      <style:text-properties fo:font-size="22pt" fo:font-style="normal" fo:font-weight="bold" officeooo:rsid="007da4db" style:font-size-asian="22pt" style:font-style-asian="normal" style:font-weight-asian="bold" style:font-size-complex="22pt" style:font-style-complex="normal" style:font-weight-complex="bold"/>
    </style:style>
    <style:style style:name="T36" style:family="text">
      <style:text-properties fo:font-size="22pt" fo:font-style="normal" fo:font-weight="bold" officeooo:rsid="007e1b4d" style:font-size-asian="22pt" style:font-style-asian="normal" style:font-weight-asian="bold" style:font-size-complex="22pt" style:font-style-complex="normal" style:font-weight-complex="bold"/>
    </style:style>
    <style:style style:name="T37" style:family="text">
      <style:text-properties fo:font-size="22pt" fo:font-style="normal" fo:font-weight="bold" officeooo:rsid="007e822f" style:font-size-asian="22pt" style:font-style-asian="normal" style:font-weight-asian="bold" style:font-size-complex="22pt" style:font-style-complex="normal" style:font-weight-complex="bold"/>
    </style:style>
    <style:style style:name="T38" style:family="text">
      <style:text-properties fo:font-size="22pt" fo:font-style="normal" fo:font-weight="bold" officeooo:rsid="0090e43a" style:font-size-asian="22pt" style:font-style-asian="normal" style:font-weight-asian="bold" style:font-size-complex="22pt" style:font-style-complex="normal" style:font-weight-complex="bold"/>
    </style:style>
    <style:style style:name="T39" style:family="text">
      <style:text-properties fo:font-size="22pt" fo:font-style="normal" fo:font-weight="normal" style:font-size-asian="22pt" style:font-style-asian="normal" style:font-weight-asian="normal" style:font-size-complex="22pt" style:font-style-complex="normal" style:font-weight-complex="normal"/>
    </style:style>
    <style:style style:name="T40" style:family="text">
      <style:text-properties fo:font-size="22pt" fo:font-style="normal" fo:font-weight="normal" officeooo:rsid="0076223e" style:font-size-asian="22pt" style:font-style-asian="normal" style:font-weight-asian="normal" style:font-size-complex="22pt" style:font-style-complex="normal" style:font-weight-complex="normal"/>
    </style:style>
    <style:style style:name="T41" style:family="text">
      <style:text-properties fo:font-size="22pt" fo:font-style="normal" fo:font-weight="normal" officeooo:rsid="008e7ee3" style:font-size-asian="22pt" style:font-style-asian="normal" style:font-weight-asian="normal" style:font-size-complex="22pt" style:font-style-complex="normal" style:font-weight-complex="normal"/>
    </style:style>
    <style:style style:name="T42" style:family="text">
      <style:text-properties fo:font-size="22pt" fo:font-style="normal" fo:font-weight="normal" officeooo:rsid="0090e43a" style:font-size-asian="22pt" style:font-style-asian="normal" style:font-weight-asian="normal" style:font-size-complex="22pt"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For Cyber Security</text:p>
      <text:p text:style-name="P1"/>
      <text:p text:style-name="P2">Configuration of Linux setting:</text:p>
      <text:list text:style-name="L1">
        <text:list-item>
          <text:p text:style-name="P74">Go to root user with sudo su command </text:p>
        </text:list-item>
        <text:list-item>
          <text:p text:style-name="P74">then enter into cd /etc/apt to update the source list</text:p>
        </text:list-item>
        <text:list-item>
          <text:p text:style-name="P74">Then write a command gedit sources.list. The sources.list file in Debian-based Linux distributions like Ubuntu or Kali Linux contains the list of software repositories that your system uses to download and install software packages and updates.</text:p>
        </text:list-item>
        <text:list-item>
          <text:p text:style-name="P75">Then write a command apt-get update</text:p>
        </text:list-item>
        <text:list-item>
          <text:p text:style-name="P75">Then write a command apt-get upgrade</text:p>
        </text:list-item>
        <text:list-item>
          <text:p text:style-name="P76">Now Install Discover Tool</text:p>
        </text:list-item>
        <text:list-item>
          <text:p text:style-name="P76">From GitHub</text:p>
        </text:list-item>
        <text:list-item>
          <text:p text:style-name="P77">after cloning go to download and then go to discover with cd and the in download file is update.sh and type command ./update.sh</text:p>
        </text:list-item>
        <text:list-item>
          <text:p text:style-name="P77">after that run </text:p>
        </text:list-item>
        <text:list-item>
          <text:p text:style-name="P78">Now clone Sectlist Master</text:p>
          <text:p text:style-name="P78"/>
        </text:list-item>
        <text:list-item>
          <text:p text:style-name="P105">Note :<text:span text:style-name="T1"> Discover Tool tumhain information gather karne mein aur tasks automate karne mein madad karta hai. For example, website ke subdomains automatically discover karna.</text:span></text:p>
          <text:p text:style-name="P78"><text:soft-page-break/>SecLists tumhain pre-made lists provide karta hai jo attacks mein use hoti hain, jaise ke password cracking ke liye common passwords ki list.</text:p>
          <text:p text:style-name="P78"/>
        </text:list-item>
        <text:list-item>
          <text:p text:style-name="P79">Now download Burpsuite from this linkhttps://drive.google.com/file/d/1R19bRsw72NeGTlwJ9U96rOp8mk8fHQ9m/view</text:p>
        </text:list-item>
        <text:list-item>
          <text:p text:style-name="P79">Then go into Burpsuite after unzip it by using <text:span text:style-name="T2">unzip</text:span> Burpsuite command.</text:p>
        </text:list-item>
        <text:list-item>
          <text:p text:style-name="P79">Then we crack the version by using this command <text:s/><text:span text:style-name="T2">java -noverify <text:s/>-jar ESEdition.jar </text:span></text:p>
        </text:list-item>
        <text:list-item>
          <text:p text:style-name="P80">After run this command it not downloaded because on new version of java it not downloaded so we can install older version of java.</text:p>
        </text:list-item>
        <text:list-item>
          <text:p text:style-name="P81">By using this command<text:span text:style-name="T2"> update-alternatives --config java </text:span>check the versions of java <text:s text:c="5"/></text:p>
        </text:list-item>
        <text:list-item>
          <text:p text:style-name="P81">Now downlaod the java jdk 8 file form this website<text:span text:style-name="T2"> </text:span><text:a xlink:type="simple" xlink:href="https://www.openlogic.com/openjdk-downloads?page=1" text:style-name="Internet_20_link" text:visited-style-name="Visited_20_Internet_20_Link"><text:span text:style-name="T2">https://www.openlogic.com/openjdk-downloads?page=1</text:span></text:a><text:span text:style-name="T2"><text:line-break/></text:span><text:span text:style-name="T8">Install this type</text:span><text:span text:style-name="T4"> openlogic-openjdk-8u262-b10-linux-x64-deb.deb</text:span></text:p>
        </text:list-item>
        <text:list-item>
          <text:p text:style-name="P82"><text:soft-page-break/>Then go to download folder and download the java file by using this command<text:span text:style-name="T2"> </text:span></text:p>
          <text:p text:style-name="P106"><text:s/>dpkg -i openlogic-openjdk-8u262-b10-linux-x64-deb.deb</text:p>
        </text:list-item>
        <text:list-item>
          <text:p text:style-name="P83">Now again press this command to select the jdk version <text:span text:style-name="T2"><text:s/></text:span><text:span text:style-name="T3">update-alternatives --config java</text:span></text:p>
        </text:list-item>
        <text:list-item>
          <text:p text:style-name="P83">And then again go to Burpsuite directory and again run this command <text:s/><text:span text:style-name="T2">java -noverify <text:s/>-jar ESEdition.jar <text:s text:c="2"/></text:span></text:p>
        </text:list-item>
        <text:list-item>
          <text:p text:style-name="P84">Then screen open press Run and you open the Burpsuite</text:p>
        </text:list-item>
        <text:list-item>
          <text:p text:style-name="P107">Note : </text:p>
          <text:p text:style-name="P107"><text:s/>Burp Suite ka Istemaal:</text:p>
          <text:p text:style-name="P84">Burp Suite ek powerful tool hai jo cybersecurity professionals aur ethical hackers use karte hain web applications ke security flaws ko identify aur exploit karne ke liye. Roman Urdu mein, hum isko iss tarah samajh sakte hain:</text:p>
          <text:p text:style-name="P84"/>
          <text:p text:style-name="P107">Example:</text:p>
          <text:p text:style-name="P84">Socho aap ek online shopping website use kar rahe ho jahan se aap products kharidte ho. Aap ka data, jaise username, password, aur credit card information, us website ke server <text:soft-page-break/>par store hota hai. Agar us website mein koi security vulnerability hai, to koi hacker aapka sensitive data chura sakta hai.</text:p>
        </text:list-item>
        <text:list-item>
          <text:p text:style-name="P85">To Run Burp suit you just press .<text:span text:style-name="T2">/burp.sh</text:span></text:p>
        </text:list-item>
        <text:list-item>
          <text:p text:style-name="P86">Always started in root user.</text:p>
        </text:list-item>
      </text:list>
      <text:p text:style-name="P14"/>
      <text:p text:style-name="P14"/>
      <text:p text:style-name="P14"/>
      <text:p text:style-name="P3">Next Module:</text:p>
      <text:p text:style-name="P3"><text:tab/><text:tab/><text:tab/>We can learn :</text:p>
      <text:list text:style-name="L2">
        <text:list-item>
          <text:p text:style-name="P108">Configuring Proxy</text:p>
        </text:list-item>
        <text:list-item>
          <text:p text:style-name="P108">Configuring VPN</text:p>
        </text:list-item>
        <text:list-item>
          <text:p text:style-name="P108">Changing MAC</text:p>
        </text:list-item>
        <text:list-item>
          <text:p text:style-name="P108">AutoShell Program</text:p>
        </text:list-item>
      </text:list>
      <text:p text:style-name="P3"/>
      <text:list text:style-name="L3">
        <text:list-item>
          <text:p text:style-name="P87">First we check the Host name\</text:p>
        </text:list-item>
        <text:list-item>
          <text:p text:style-name="P87">Press Sudo su go to root user</text:p>
        </text:list-item>
        <text:list-item>
          <text:p text:style-name="P88">Then press this command<text:span text:style-name="T2"> gedit /etc/hostname </text:span></text:p>
        </text:list-item>
        <text:list-item>
          <text:p text:style-name="P88">Now check the hosts press this command<text:span text:style-name="T2"> gedit /etc/hosts </text:span></text:p>
        </text:list-item>
        <text:list-item>
          <text:p text:style-name="P88"><text:span text:style-name="T2">Note: </text:span>We do these steps so that we can remain anonmous not visible to others because kali used for hacking purposes.</text:p>
        </text:list-item>
        <text:list-item>
          <text:p text:style-name="P89">Now next step can check the proxy configuration</text:p>
        </text:list-item>
        <text:list-item>
          <text:p text:style-name="P89"><text:soft-page-break/>We can run this command <text:span text:style-name="T2">cd /etc </text:span><text:s/>and then press <text:span text:style-name="T2">ls</text:span> to find this file <text:span text:style-name="T2">proxychains4.conf</text:span></text:p>
        </text:list-item>
        <text:list-item>
          <text:p text:style-name="P89">Run this command to open a file<text:span text:style-name="T2"> <text:s/>gedit proxychains4.conf</text:span></text:p>
        </text:list-item>
        <text:list-item>
          <text:p text:style-name="P90">Then in that file remove # from<text:span text:style-name="T2"> dynamic chain</text:span> and add # with <text:span text:style-name="T2">strict chain</text:span></text:p>
        </text:list-item>
        <text:list-item>
          <text:p text:style-name="P91"><text:span text:style-name="T2">Note: sudo systemctl restart </text:span>NetworkManager Important command for refresh or restart network</text:p>
        </text:list-item>
        <text:list-item>
          <text:p text:style-name="P91">Run this command to access any website <text:span text:style-name="T2">proxychains curl https://whatsmyip.com</text:span></text:p>
        </text:list-item>
        <text:list-item>
          <text:p text:style-name="P91"><text:s/>aap proxychains ke zariye kisi bhi website ko access karne ki koshish kar sakte hain. Proxychains aapki internet requests ko proxies ke zariye route karta hai, isliye aapko apne asli IP address ko hide karne ka mauka milta hai aur aap kisi bhi website ko access kar sakte hain jo proxies ke zariye accessible ho.</text:p>
        </text:list-item>
        <text:list-item>
          <text:p text:style-name="P92">Now Install <text:span text:style-name="T2">tor ghost github </text:span></text:p>
        </text:list-item>
        <text:list-item>
          <text:p text:style-name="P92">After clone go into the toghost file and run <text:span text:style-name="T2">./build.sh</text:span></text:p>
        </text:list-item>
        <text:list-item>
          <text:p text:style-name="P92">Now run this command<text:span text:style-name="T2"> python3 torghost.py</text:span></text:p>
        </text:list-item>
        <text:list-item>
          <text:p text:style-name="P93">It change the proxy setting you Ip address change</text:p>
        </text:list-item>
      </text:list>
      <text:p text:style-name="P15"/>
      <text:p text:style-name="P5"><text:soft-page-break/>Difference between Proxy and VPN</text:p>
      <text:p text:style-name="P5"/>
      <text:p text:style-name="P4">Proxy:</text:p>
      <text:p text:style-name="P4"/>
      <text:p text:style-name="P4">Kaam: <text:span text:style-name="T1">Proxy ek middleman ki tarah kaam karta hai. Jab aap internet par kisi website ko access karte hain, proxy aapke request ko apni IP address se forward karta hai. Is tarah, website aapki asli IP address ko nahi dekh sakti.</text:span></text:p>
      <text:p text:style-name="P4"><text:span text:style-name="T1"/></text:p>
      <text:p text:style-name="P4">Tafreeq:<text:span text:style-name="T1"> Proxy sirf specific applications ya browsers ke liye kaam karta hai. Agar aapne browser mein proxy set kiya hai, to sirf browser ka traffic proxy se guzrega, baaqi ka traffic direct aapki asli IP se jaayega.</text:span></text:p>
      <text:p text:style-name="P4"><text:span text:style-name="T1"/></text:p>
      <text:p text:style-name="P4">Security: <text:span text:style-name="T1">Proxy encryption ka istimaal nahi karta, isliye security kam hoti hai. Aapki online activities easily track ki ja sakti hain.</text:span></text:p>
      <text:p text:style-name="P4"><text:span text:style-name="T1"/></text:p>
      <text:p text:style-name="P4">Use Case: <text:span text:style-name="T1">Proxy zyadatar geo-restrictions ko bypass karne ke liye use hota hai, jaise kisi doosre mulk ka content access karna.</text:span></text:p>
      <text:p text:style-name="P4"><text:span text:style-name="T1"/></text:p>
      <text:p text:style-name="P4"><text:span text:style-name="T1"/></text:p>
      <text:p text:style-name="P4"><text:span text:style-name="T1"/></text:p>
      <text:p text:style-name="P4"><text:soft-page-break/><text:span text:style-name="T1"/></text:p>
      <text:p text:style-name="P4"><text:span text:style-name="T1"/></text:p>
      <text:p text:style-name="P4"><text:span text:style-name="T1"/></text:p>
      <text:p text:style-name="P4">VPN (Virtual Private Network):</text:p>
      <text:p text:style-name="P4"/>
      <text:p text:style-name="P4">Kaam:<text:span text:style-name="T1"> VPN aapki poori internet connection ko encrypt karta hai aur aapka traffic apne server ke through forward karta hai. Isse aapki asli IP address aur location chhup jati hai, aur internet provider ya hackers aapki online activities ko track nahi kar sakte.</text:span></text:p>
      <text:p text:style-name="P4"><text:span text:style-name="T1"/></text:p>
      <text:p text:style-name="P4">Tafreeq: <text:span text:style-name="T1">VPN poori device ke liye kaam karta hai, yani har application, browser, aur service jo internet use karti hai, wo VPN ke zariye connect hoti hai.</text:span></text:p>
      <text:p text:style-name="P4"><text:span text:style-name="T1"/></text:p>
      <text:p text:style-name="P4">Security: <text:span text:style-name="T1">VPN zyada secure hota hai kyunke ye encryption ka istimaal karta hai, jis se aapki data aur privacy mehfooz rehti hai.</text:span></text:p>
      <text:p text:style-name="P4"><text:span text:style-name="T1"/></text:p>
      <text:p text:style-name="P4">Use Case: <text:span text:style-name="T1">VPN ka use privacy protect karne, public Wi-Fi networks par secure rehne, aur geo-restrictions ko bypass karne ke liye hota hai.</text:span></text:p>
      <text:p text:style-name="P6">VPN Configuration</text:p>
      <text:p text:style-name="P5"/>
      <text:list text:style-name="L4">
        <text:list-item>
          <text:p text:style-name="P109">cd /etc/dhcp <text:s text:c="5"/><text:span text:style-name="T1">run this command</text:span></text:p>
        </text:list-item>
        <text:list-item>
          <text:p text:style-name="P109">gedit dhclient.conf <text:span text:style-name="T1">edit this file to change the configuration for VPN</text:span></text:p>
        </text:list-item>
        <text:list-item>
          <text:p text:style-name="P94">In that file search for prepend and remove the # and copy it and past it three time at same place and the we replace with VPN</text:p>
        </text:list-item>
        <text:list-item>
          <text:p text:style-name="P94">Install Betternet extension and on firefox</text:p>
        </text:list-item>
        <text:list-item>
          <text:p text:style-name="P94">Used dnsleak or vpn checker website to vpn are vulnerable or not</text:p>
        </text:list-item>
        <text:list-item>
          <text:p text:style-name="P95">Used Proton VPN its less vulnerable</text:p>
        </text:list-item>
      </text:list>
      <text:p text:style-name="P7"><text:span text:style-name="T1"/></text:p>
      <text:p text:style-name="P7"><text:span text:style-name="T1"/></text:p>
      <text:p text:style-name="P8"><text:span text:style-name="T1"><text:tab/></text:span>MAC Address Configuration</text:p>
      <text:p text:style-name="P8"/>
      <text:list text:style-name="L5">
        <text:list-item>
          <text:p text:style-name="P96">How to change the MAC Address of Ethernet cable</text:p>
        </text:list-item>
        <text:list-item>
          <text:p text:style-name="P96">Run command ifconfig</text:p>
        </text:list-item>
        <text:list-item>
          <text:p text:style-name="P96">Run a command <text:span text:style-name="T2">macchanger –help</text:span></text:p>
        </text:list-item>
        <text:list-item>
          <text:p text:style-name="P96">To check our current macaddress we can run command <text:span text:style-name="T2">macchanger -s eth0 </text:span></text:p>
        </text:list-item>
        <text:list-item>
          <text:p text:style-name="P97">How to change permanent macaddress of device on running the macchanger when system reboot.</text:p>
        </text:list-item>
        <text:list-item>
          <text:p text:style-name="P97">Create a shell script mac.sh</text:p>
        </text:list-item>
        <text:list-item>
          <text:p text:style-name="P97"><text:soft-page-break/>#!/bin/sh</text:p>
          <text:p text:style-name="P97">macchanger -e eth0</text:p>
          <text:p text:style-name="P97">macchanger -e eth0</text:p>
          <text:p text:style-name="P97">macchanger -e eth0</text:p>
          <text:p text:style-name="P97">exit</text:p>
          <text:p text:style-name="P97">Write this three times to change mac address properly</text:p>
        </text:list-item>
        <text:list-item>
          <text:p text:style-name="P98">and run the file <text:span text:style-name="T2">./mac.sh</text:span></text:p>
        </text:list-item>
        <text:list-item>
          <text:p text:style-name="P99">Now run command<text:span text:style-name="T2"> crontab -e</text:span> for changing mac address on rebooting</text:p>
        </text:list-item>
        <text:list-item>
          <text:p text:style-name="P100">Write this line In Crontab -e<text:span text:style-name="T2"> </text:span></text:p>
          <text:p text:style-name="P110">@reboot /home/sarmadfarooq/Documents/mac.sh</text:p>
        </text:list-item>
        <text:list-item>
          <text:p text:style-name="P100">Now start cron service to implement it </text:p>
          <text:p text:style-name="P110">service cron start</text:p>
        </text:list-item>
        <text:list-item>
          <text:p text:style-name="P101">Next we write a command when system reboot it the cron service automatically run</text:p>
          <text:p text:style-name="P111">systemctl enable cron.service</text:p>
        </text:list-item>
        <text:list-item>
          <text:p text:style-name="P101">Now start cron service</text:p>
          <text:p text:style-name="P111">systemctl start cron.service</text:p>
        </text:list-item>
        <text:list-item>
          <text:p text:style-name="P101">Now run this command <text:span text:style-name="T2">update-rc.d cron defaults</text:span></text:p>
        </text:list-item>
        <text:list-item>
          <text:p text:style-name="P102">Now reboot the system by using <text:span text:style-name="T2">reboot </text:span>command</text:p>
        </text:list-item>
      </text:list>
      <text:p text:style-name="P16"/>
      <text:p text:style-name="P16"/>
      <text:p text:style-name="P9"><text:soft-page-break/>Now How to change wifi mac address?</text:p>
      <text:list text:style-name="L6">
        <text:list-item>
          <text:p text:style-name="P103">If you connected with wifi it shows wlan like option after running ifconfig</text:p>
        </text:list-item>
        <text:list-item>
          <text:p text:style-name="P112">Example :</text:p>
          <text:p text:style-name="P112"><text:s/>wlan0: flags=4163&lt;UP,BROADCAST,RUNNING,MULTICAST&gt; <text:s/>mtu 1500</text:p>
          <text:p text:style-name="P112"><text:s text:c="8"/>inet 192.168.1.5 <text:s/>netmask 255.255.255.0 <text:s/>broadcast 192.168.1.255</text:p>
          <text:p text:style-name="P112"><text:s text:c="8"/>inet6 fe80::a00:27ff:fed9:3b1 <text:s/>prefixlen 64 <text:s/>scopeid 0x20&lt;link&gt;</text:p>
          <text:p text:style-name="P112"><text:s text:c="8"/>ether 00:14:22:01:23:45 <text:s/>txqueuelen 1000 <text:s/>(Ethernet)</text:p>
          <text:p text:style-name="P112"><text:s text:c="8"/>RX packets 10456 <text:s/>bytes 12430400 (12.4 MB)</text:p>
          <text:p text:style-name="P112"><text:s text:c="8"/>RX errors 0 <text:s/>dropped 0 <text:s/>overruns 0 <text:s/>frame 0</text:p>
          <text:p text:style-name="P112"><text:s text:c="8"/>TX packets 7032 <text:s/>bytes 1046544 (1.0 MB)</text:p>
          <text:p text:style-name="P112"><text:s text:c="8"/>TX errors 0 <text:s/>dropped 0 overruns 0 carrier 0 <text:s/>collisions 0</text:p>
        </text:list-item>
      </text:list>
      <text:p text:style-name="P9"/>
      <text:list text:continue-numbering="true" text:style-name="L6">
        <text:list-item>
          <text:p text:style-name="P113"><text:span text:style-name="T1">First we down our wifi connection</text:span> ifconfig wlan0 down</text:p>
        </text:list-item>
        <text:list-item>
          <text:p text:style-name="P104"><text:soft-page-break/>Now run this command to change hardware mac address <text:span text:style-name="T2">ifconfig wlan0 ether desire mac address 0</text:span><text:span text:style-name="T5">0</text:span><text:span text:style-name="T2">:05:b5:45:d4:</text:span><text:span text:style-name="T5">45</text:span></text:p>
        </text:list-item>
        <text:list-item>
          <text:p text:style-name="P114">first remain 0 and last full mathematical digit not add any alphbet character otherwise it gives error like 4n</text:p>
        </text:list-item>
        <text:list-item>
          <text:p text:style-name="P115">then up wifi stick by running this command <text:span text:style-name="T6">ifconfig wlan0 </text:span><text:span text:style-name="T2">up</text:span></text:p>
        </text:list-item>
      </text:list>
      <text:p text:style-name="P22"/>
      <text:p text:style-name="P22"/>
      <text:p text:style-name="P31"/>
      <text:p text:style-name="P32">Footpring and Reconnaissance</text:p>
      <text:p text:style-name="P32"/>
      <text:p text:style-name="P22"><text:span text:style-name="T2">Footprinting aur Reconnaissance</text:span> ethical hacking aur cybersecurity mein pehla step hota hai. Is step mein hacker ya security professional apne target ko detail mein study karta hai, taake wo uski weaknesses ya vulnerabilities ko samajh sake. Ye aik planning phase hota hai jahan attacker ya defender information ikatthi karta hai target ke baare mein bina apni identity reveal kiye.</text:p>
      <text:p text:style-name="P22"/>
      <text:p text:style-name="P22">Types of Footprinting aur Reconnaissance</text:p>
      <text:p text:style-name="P30"/>
      <text:p text:style-name="P30"/>
      <text:p text:style-name="P30"><text:soft-page-break/>Passive Footprinting:</text:p>
      <text:p text:style-name="P30"/>
      <text:p text:style-name="P22"><text:span text:style-name="T2">Description: </text:span>Passive Footprinting mein attacker bina direct interaction ke target ki information gather karta hai. Ismein public sources, jaise ki websites, search engines, aur social media platforms ka use kiya jata hai.</text:p>
      <text:p text:style-name="P22"><text:span text:style-name="T2">Example:</text:span> Aik hacker Google ya LinkedIn pe company ke employees ke baare mein information dhondta hai ya kisi website ka WHOIS data check karta hai.</text:p>
      <text:p text:style-name="P22"/>
      <text:p text:style-name="P30">Active Footprinting:</text:p>
      <text:p text:style-name="P22"><text:span text:style-name="T2">Description:</text:span> Active Footprinting mein attacker directly target se interact karta hai, taake zyada detailed information mil sake. Is type mein risk zyada hota hai kyunke target ko pata chal sakta hai ke koi uski information gather kar raha hai.</text:p>
      <text:p text:style-name="P22"><text:span text:style-name="T2">Example:</text:span> Aik hacker directly target server ko ping karta hai ya network scanning tools ka use karta hai, jaise ke Nmap, taake network ke baare mein information mil sake.</text:p>
      <text:p text:style-name="P30">Real-World Example:</text:p>
      <text:p text:style-name="P22">Jab aik company apni security ko test karwana chahti hai, to wo ethical hackers hire karti hai. Ye ethical hackers pehle Footprinting aur <text:soft-page-break/>Reconnaissance ka step follow karte hain. Yeh log target ki website, IP addresses, domain names, aur related information ko gather karte hain, taake ye dekha ja sake ke attackers kis tarah se company ke systems ko compromise karne ki koshish kar sakte hain.</text:p>
      <text:p text:style-name="P22"/>
      <text:p text:style-name="P30">Why is it Important?</text:p>
      <text:p text:style-name="P22">Footprinting aur Reconnaissance aik ahem process hai kyunke yeh aapko apne system ki security ko pehle hi point pe test karne ka moka deta hai. Is process ke zariye aap apni security ke kamzorion ko identify kar sakte hain aur unko door karne ke liye steps le sakte hain.</text:p>
      <text:p text:style-name="P22"/>
      <text:p text:style-name="P22"/>
      <text:p text:style-name="P33">Footprinting through search engines:</text:p>
      <text:list text:style-name="L7">
        <text:list-item>
          <text:p text:style-name="P116">Not Evil</text:p>
        </text:list-item>
        <text:list-item>
          <text:p text:style-name="P116">Shodan</text:p>
        </text:list-item>
        <text:list-item>
          <text:p text:style-name="P116">Censys</text:p>
        </text:list-item>
        <text:list-item>
          <text:p text:style-name="P116">Yahoo</text:p>
        </text:list-item>
        <text:list-item>
          <text:p text:style-name="P116">Duck Duck Go</text:p>
        </text:list-item>
        <text:list-item>
          <text:p text:style-name="P116">Bing</text:p>
        </text:list-item>
        <text:list-item>
          <text:p text:style-name="P116">Google</text:p>
        </text:list-item>
      </text:list>
      <text:p text:style-name="P23"/>
      <text:p text:style-name="P23"/>
      <text:p text:style-name="P34"><text:soft-page-break/>How to decrypt files sample</text:p>
      <text:p text:style-name="P34"/>
      <text:list text:style-name="L8">
        <text:list-item>
          <text:p text:style-name="P121">cat .leftShift3 | tr "d-za-cD-ZA-C" "a-zA-Z"</text:p>
          <text:p text:style-name="P121"/>
        </text:list-item>
      </text:list>
      <text:list text:style-name="L9">
        <text:list-item>
          <text:p text:style-name="P122">openssl aes-256-cbc -pbkdf2 -a -d -in Q1.encrypted -out Q1.recovered -k ettubrute</text:p>
        </text:list-item>
      </text:list>
      <text:p text:style-name="P48"/>
      <text:p text:style-name="P48"/>
      <text:p text:style-name="P48"><text:tab/><text:tab/><text:tab/><text:tab/><text:tab/><text:tab/><text:span text:style-name="T10">Hashing</text:span></text:p>
      <text:p text:style-name="P35">To hash the file data we used this command</text:p>
      <text:p text:style-name="P58">sha256sum file1.txt </text:p>
      <text:p text:style-name="P36">To compare two Hashes values </text:p>
      <text:p text:style-name="P24">sha256sum file1.txt &gt;&gt; file1hash</text:p>
      <text:p text:style-name="P53"><text:span text:style-name="T9"/></text:p>
      <text:p text:style-name="P53"><text:span text:style-name="T17">Use the </text:span><text:span text:style-name="Source_20_Text"><text:span text:style-name="T11">cmp</text:span></text:span><text:span text:style-name="Source_20_Text"><text:span text:style-name="T16"> </text:span></text:span><text:span text:style-name="T17">command to highlight the differences in the </text:span><text:span text:style-name="Source_20_Text"><text:span text:style-name="T11">file1hash</text:span></text:span><text:span text:style-name="Source_20_Text"><text:span text:style-name="T16"> </text:span></text:span><text:span text:style-name="T17">and </text:span><text:span text:style-name="Source_20_Text"><text:span text:style-name="T11">file2hash</text:span></text:span><text:span text:style-name="Source_20_Text"><text:span text:style-name="T16"> </text:span></text:span><text:span text:style-name="T17">files</text:span></text:p>
      <text:p text:style-name="P24">cmp file1hash file2hash</text:p>
      <text:p text:style-name="P49"><text:span text:style-name="T9"/></text:p>
      <text:p text:style-name="P37">Footprinting and Reconnaissance steps</text:p>
      <text:p text:style-name="P50"><text:span text:style-name="T9"/></text:p>
      <text:list text:style-name="L10">
        <text:list-item>
          <text:p text:style-name="P123"><text:span text:style-name="T13">Knowing website Tech</text:span><text:span text:style-name="T9">(Netcraft, </text:span></text:p>
          <text:p text:style-name="P120">Wapplyzer )</text:p>
        </text:list-item>
        <text:list-item>
          <text:p text:style-name="P124"><text:span text:style-name="T9">Sub Domains of Website(</text:span><text:span text:style-name="T11">sublist3r, Subdomain finder </text:span><text:span text:style-name="T12">c99</text:span><text:span text:style-name="T11"> </text:span><text:span text:style-name="T9">)</text:span></text:p>
        </text:list-item>
        <text:list-item>
          <text:p text:style-name="P124"><text:soft-page-break/><text:span text:style-name="T9">Finding Hidden Links(</text:span><text:span text:style-name="T11">Link Extractor, DIRB</text:span><text:span text:style-name="T9">)</text:span></text:p>
        </text:list-item>
        <text:list-item>
          <text:p text:style-name="P124"><text:span text:style-name="T9">Check Security of Headers(</text:span><text:span text:style-name="T11">securityheaders.com</text:span><text:span text:style-name="T9">)</text:span></text:p>
        </text:list-item>
        <text:list-item>
          <text:p text:style-name="P117">IP’s and Buffer size of websites</text:p>
        </text:list-item>
        <text:list-item>
          <text:p text:style-name="P125"><text:span text:style-name="T9">SSL Test (</text:span><text:span text:style-name="T11">ssllabs.com/ssltest</text:span><text:span text:style-name="T9">)</text:span></text:p>
        </text:list-item>
        <text:list-item>
          <text:p text:style-name="P117">Wayback Machines(Website updates)</text:p>
        </text:list-item>
        <text:list-item>
          <text:p text:style-name="P117">Checking SPF Record</text:p>
        </text:list-item>
      </text:list>
      <text:p text:style-name="P54"><text:span text:style-name="T9"/></text:p>
      <text:p text:style-name="P51"><text:span text:style-name="T9">Duck Duck Go identify<text:line-break/></text:span><text:a xlink:type="simple" xlink:href="mailto:sash-bagel-anyhow@duck.com" text:style-name="Internet_20_link" text:visited-style-name="Visited_20_Internet_20_Link"><text:span text:style-name="T13">sash-bagel-anyhow@duck.com</text:span></text:a></text:p>
      <text:p text:style-name="P51"><text:span text:style-name="T9"/></text:p>
      <text:p text:style-name="P38">To find IP :</text:p>
      <text:p text:style-name="P52"><text:span text:style-name="T9">ping </text:span><text:span text:style-name="T13">wscubetech.com</text:span></text:p>
      <text:p text:style-name="P52"><text:span text:style-name="T9"/></text:p>
      <text:p text:style-name="P38">How to find the buffer size</text:p>
      <text:p text:style-name="P25">ping -M do -s 1400 108.139.59.31</text:p>
      <text:p text:style-name="P55"><text:span text:style-name="T9"/></text:p>
      <text:p text:style-name="P39">SET TOOL KIT </text:p>
      <text:p text:style-name="P56"><text:span text:style-name="T9">For phissing attack in terminal just write </text:span><text:span text:style-name="T11">settoolkit</text:span></text:p>
      <text:p text:style-name="P56"><text:span text:style-name="T11"/></text:p>
      <text:p text:style-name="P59"><text:span text:style-name="T14">Bruteforce attack tools:<text:line-break/></text:span><text:span text:style-name="T11">Aircrack-ng</text:span></text:p>
      <text:list text:style-name="L11">
        <text:list-item>
          <text:p text:style-name="P126">Hashcat </text:p>
        </text:list-item>
        <text:list-item>
          <text:p text:style-name="P126"><text:soft-page-break/>John the Ripper</text:p>
        </text:list-item>
        <text:list-item>
          <text:p text:style-name="P126">Ophcrack</text:p>
        </text:list-item>
        <text:list-item>
          <text:p text:style-name="P126">THC Hydra</text:p>
        </text:list-item>
      </text:list>
      <text:p text:style-name="P57"><text:span text:style-name="T11"/></text:p>
      <text:p text:style-name="P57"><text:span text:style-name="T11"/></text:p>
      <text:p text:style-name="P40">Email Tracker Pro Tools:</text:p>
      <text:p text:style-name="P26">For foot print an Email</text:p>
      <text:p text:style-name="P26"/>
      <text:p text:style-name="P41">DNS Foot printing:</text:p>
      <text:p text:style-name="P41"/>
      <text:p text:style-name="P27">Open source tools for DNS footprinting:</text:p>
      <text:p text:style-name="P27"/>
      <text:list text:style-name="L12">
        <text:list-item>
          <text:p text:style-name="P118"><text:span text:style-name="T2">MXToolBox </text:span>: In that web you go to all tools option and you got dns</text:p>
        </text:list-item>
        <text:list-item>
          <text:p text:style-name="P119">Used <text:span text:style-name="T2">Discover tool </text:span>gather information in Kali Linux</text:p>
          <text:p text:style-name="P119">So you go to download folder and <text:span text:style-name="T2">cd discover </text:span>and then run<text:span text:style-name="T2"> </text:span><text:span text:style-name="T7">sudo </text:span><text:span text:style-name="T2">./discover.sh</text:span></text:p>
          <text:p text:style-name="P119"><text:span text:style-name="T2"/></text:p>
        </text:list-item>
      </text:list>
      <text:p text:style-name="P42">Explaination:</text:p>
      <text:list xml:id="list202428581669109" text:continue-numbering="true" text:style-name="L12">
        <text:list-item>
          <text:p text:style-name="P127"><text:span text:style-name="T2">The "discover" tool in the context of footprinting is used for information gathering and reconnaissance during the early stages of a cybersecurity assessment. </text:span><text:soft-page-break/><text:span text:style-name="T2">Specifically, it helps in identifying and collecting publicly available information about a target, such as:</text:span></text:p>
        </text:list-item>
        <text:list-item text:style-override="L13">
          <text:p text:style-name="P128"><text:span text:style-name="Strong_20_Emphasis"><text:span text:style-name="T18">Network Information</text:span></text:span><text:span text:style-name="T18">: Identifying IP addresses, domains, subdomains, and related infrastructure associated with the target.</text:span></text:p>
        </text:list-item>
        <text:list-item text:style-override="L13">
          <text:p text:style-name="P128"><text:span text:style-name="Strong_20_Emphasis"><text:span text:style-name="T18">Open Ports and Services</text:span></text:span><text:span text:style-name="T18">: Scanning for open ports and running services that might be exploitable.</text:span></text:p>
        </text:list-item>
        <text:list-item text:style-override="L13">
          <text:p text:style-name="P128"><text:span text:style-name="Strong_20_Emphasis"><text:span text:style-name="T18">DNS Information</text:span></text:span><text:span text:style-name="T18">: Gathering DNS records, including A, MX, TXT, and other relevant records, which can reveal details about the target's network configuration and email servers.</text:span></text:p>
        </text:list-item>
        <text:list-item text:style-override="L13">
          <text:p text:style-name="P128"><text:span text:style-name="Strong_20_Emphasis"><text:span text:style-name="T18">Social Media and Public Data</text:span></text:span><text:span text:style-name="T18">: Collecting data from social media platforms, public records, and other online sources to build a profile of the target.</text:span></text:p>
        </text:list-item>
        <text:list-item text:style-override="L13">
          <text:p text:style-name="P128"><text:span text:style-name="Strong_20_Emphasis"><text:span text:style-name="T18">Email Addresses and Employee Information</text:span></text:span><text:span text:style-name="T18">: Harvesting email addresses and other employee-related information that could be used in phishing attacks or social engineering.</text:span></text:p>
        </text:list-item>
      </text:list>
      <text:p text:style-name="P61">The tool automates many of these tasks, making it easier for cybersecurity professionals to map out a target's digital footprint comprehensively.</text:p>
      <text:p text:style-name="P61"><text:span text:style-name="T20"/></text:p>
      <text:p text:style-name="P61"><text:soft-page-break/><text:span text:style-name="T20"/></text:p>
      <text:p text:style-name="P62"><text:span text:style-name="T25">A</text:span><text:span text:style-name="T24">fter completed the process then run this command<text:line-break/> </text:span><text:span text:style-name="T19">cp -r wscubetech.com /home/sarmadfarooq/Documents/</text:span></text:p>
      <text:p text:style-name="P62"><text:span text:style-name="T19"/></text:p>
      <text:p text:style-name="P67">NETWORK SCANNING</text:p>
      <text:p text:style-name="P63"><text:span text:style-name="T19"/></text:p>
      <text:p text:style-name="P69">Process of scanning open Active devices, Open Ports, and checking misconfigurations.</text:p>
      <text:p text:style-name="P69">It is a second step in Ethical Hacking</text:p>
      <text:p text:style-name="P64"><text:span text:style-name="T24"/></text:p>
      <text:p text:style-name="P68">Network Scanning Methodologies:</text:p>
      <text:list text:style-name="L14">
        <text:list-item>
          <text:p text:style-name="P129">Selecting Target</text:p>
        </text:list-item>
        <text:list-item>
          <text:p text:style-name="P129">Scan for IP range</text:p>
        </text:list-item>
        <text:list-item>
          <text:p text:style-name="P129">Scan for Open Ports</text:p>
        </text:list-item>
        <text:list-item>
          <text:p text:style-name="P129">Checking Services</text:p>
        </text:list-item>
        <text:list-item>
          <text:p text:style-name="P129">Grabbing Versions</text:p>
        </text:list-item>
        <text:list-item>
          <text:p text:style-name="P129">Grabbing OS</text:p>
        </text:list-item>
        <text:list-item>
          <text:p text:style-name="P129">Bypassing IDS</text:p>
        </text:list-item>
        <text:list-item>
          <text:p text:style-name="P129">Selecting Correct Scan</text:p>
        </text:list-item>
      </text:list>
      <text:p text:style-name="P65"><text:span text:style-name="T24"/></text:p>
      <text:p text:style-name="P66"><text:soft-page-break/><text:span text:style-name="T24">Explain</text:span></text:p>
      <text:p text:style-name="P70">Network scanning methodologies ka matlab hota hai kisi network ko scan karna, uski vulnerabilities aur information ko detect karna. Ye hacking ya ethical hacking ka important hissa hota hai jo network security mein madad karta hai. Ab main har step ko Roman Urdu mein real-world examples ke sath samjhata hoon:</text:p>
      <text:h text:style-name="Heading_20_3" text:outline-level="3"><text:span text:style-name="T9">1. </text:span><text:span text:style-name="Strong_20_Emphasis"><text:span text:style-name="T9">Selecting Target (Target ka intekhab)</text:span></text:span></text:h>
      <text:p text:style-name="Text_20_body"><text:span text:style-name="T9">Sabse pehle apko target select karna hota hai jisko aap scan karna chahte hain. Ye target koi website, IP address, ya server ho sakta hai. Jaise agar aap kisi company ki website ka system check karna chahte hain to aap us website ka IP address target banaenge. </text:span><text:span text:style-name="Strong_20_Emphasis"><text:span text:style-name="T9">Example:</text:span></text:span><text:span text:style-name="T9"> Aap kisi bank ki security ko test karne ke liye unka IP address target karte hain.</text:span></text:p>
      <text:h text:style-name="Heading_20_3" text:outline-level="3"><text:span text:style-name="T9">2. </text:span><text:span text:style-name="Strong_20_Emphasis"><text:span text:style-name="T9">Scan for IP Range (IP range scan karna)</text:span></text:span></text:h>
      <text:p text:style-name="Text_20_body"><text:span text:style-name="T9">Is step mein aap us range ko scan karte hain jo IP addresses ke andar aati hai. Ye step is liye important hai takay aap dekh saken ke network mein kaun kaun se devices connected hain. </text:span><text:span text:style-name="Strong_20_Emphasis"><text:span text:style-name="T9">Example:</text:span></text:span><text:span text:style-name="T9"> Agar kisi office mein 10 computers </text:span><text:soft-page-break/><text:span text:style-name="T9">hain aur sabka IP range 192.168.1.1 se 192.168.1.10 tak hai, to aap is range ko scan karte hain.</text:span></text:p>
      <text:h text:style-name="Heading_20_3" text:outline-level="3"><text:span text:style-name="T9">3. </text:span><text:span text:style-name="Strong_20_Emphasis"><text:span text:style-name="T9">Scan for Open Ports (Open Ports ko scan karna)</text:span></text:span></text:h>
      <text:p text:style-name="Text_20_body"><text:span text:style-name="T9">Open ports wo hote hain jahan se data network mein transfer hota hai. Har port ka apna specific kaam hota hai, aur agar koi port open ho to attacker us port ke zariye system mein enter ho sakta hai. </text:span><text:span text:style-name="Strong_20_Emphasis"><text:span text:style-name="T9">Example:</text:span></text:span><text:span text:style-name="T9"> Aap check karte hain ke kaun se ports (like 80 for HTTP, 443 for HTTPS) khule hue hain kisi server par jo vulnerable ho sakte hain.</text:span></text:p>
      <text:h text:style-name="Heading_20_3" text:outline-level="3"><text:span text:style-name="T9">4. </text:span><text:span text:style-name="Strong_20_Emphasis"><text:span text:style-name="T9">Checking Services (Services ko check karna)</text:span></text:span></text:h>
      <text:p text:style-name="Text_20_body"><text:span text:style-name="T9">Har port ke piche ek service chal rahi hoti hai, jaise web server, email server, etc. Is step mein aap dekhtay hain ke kaun si services chal rahi hain open ports par. </text:span><text:span text:style-name="Strong_20_Emphasis"><text:span text:style-name="T9">Example:</text:span></text:span><text:span text:style-name="T9"> Agar port 80 open hai to yeh HTTP service chal rahi hogi, jo website ke liye use hoti hai.</text:span></text:p>
      <text:h text:style-name="Heading_20_3" text:outline-level="3"><text:soft-page-break/><text:span text:style-name="T9">5. </text:span><text:span text:style-name="Strong_20_Emphasis"><text:span text:style-name="T9">Grabbing Versions (Version grab karna)</text:span></text:span></text:h>
      <text:p text:style-name="Text_20_body"><text:span text:style-name="T9">Yeh step important hai takay aapko pata chale ke jo services chal rahi hain unka version kya hai. Agar koi purani version ho to usme vulnerabilities hoti hain jo exploit ki ja sakti hain. </text:span><text:span text:style-name="Strong_20_Emphasis"><text:span text:style-name="T9">Example:</text:span></text:span><text:span text:style-name="T9"> Aap dekhte hain ke Apache web server ka version 2.4.29 chal raha hai, aur is version mein koi purani vulnerability ho sakti hai jo patch nahi hui ho.</text:span></text:p>
      <text:h text:style-name="Heading_20_3" text:outline-level="3"><text:span text:style-name="T9">6. </text:span><text:span text:style-name="Strong_20_Emphasis"><text:span text:style-name="T9">Grabbing OS (Operating System ko grab karna)</text:span></text:span></text:h>
      <text:p text:style-name="Text_20_body"><text:span text:style-name="T9">Yeh step mein aap target ka operating system identify karte hain, jaise Windows, Linux, etc. Yeh information helpful hoti hai attack plan karne ke liye. </text:span><text:span text:style-name="Strong_20_Emphasis"><text:span text:style-name="T9">Example:</text:span></text:span><text:span text:style-name="T9"> Aapko pata chalta hai ke target Linux ka Red Hat version use kar raha hai, to ab aap iss OS ke liye specific vulnerabilities check karenge.</text:span></text:p>
      <text:h text:style-name="Heading_20_3" text:outline-level="3"><text:span text:style-name="T9">7. </text:span><text:span text:style-name="Strong_20_Emphasis"><text:span text:style-name="T9">Bypassing IDS (Intrusion Detection System ko bypass karna)</text:span></text:span></text:h>
      <text:p text:style-name="Text_20_body"><text:span text:style-name="T9">IDS wo systems hote hain jo suspicious activities ko detect karte hain. Is step mein aap apne scan </text:span><text:soft-page-break/><text:span text:style-name="T9">ko is tarah perform karte hain ke IDS ko alert na mile, ya phir IDS ko dhoka diya jaye. </text:span><text:span text:style-name="Strong_20_Emphasis"><text:span text:style-name="T9">Example:</text:span></text:span><text:span text:style-name="T9"> Aap apne scan ko slow kar dete hain taake IDS ko shak na ho aur aap asani se scan kar sakein.</text:span></text:p>
      <text:h text:style-name="Heading_20_3" text:outline-level="3"><text:span text:style-name="T9">8. </text:span><text:span text:style-name="Strong_20_Emphasis"><text:span text:style-name="T9">Selecting Correct Scan (Sahi scan ka intekhab karna)</text:span></text:span></text:h>
      <text:p text:style-name="Text_20_body"><text:span text:style-name="T9">Aakhir mein, aapko sahi scan method ka selection karna hota hai, jaise TCP scan, SYN scan, etc. Har scan ka apna fayda aur nuksan hota hai. </text:span><text:span text:style-name="Strong_20_Emphasis"><text:span text:style-name="T9">Example:</text:span></text:span><text:span text:style-name="T9"> Agar aapko stealthy scan chahiye jisme IDS detect na kare, to aap SYN scan choose karte hain jo complete handshake nahi karta.</text:span></text:p>
      <text:h text:style-name="P45" text:outline-level="3">Real-World Example:</text:h>
      <text:p text:style-name="P46">Sochiye aapko kisi company ka network scan karna hai jo aapko hire karna chahti hai security audit ke liye. Aap sabse pehle unka target IP select karte hain (jaise company server ka IP), phir aap unke network ka IP range scan karte hain. Uske baad aap open ports check karte hain, jo bataenge ke kaun si services chal rahi hain, aur in services ka version aur OS pata karte hain. Yeh sab karte hue aap IDS ko bypass karte hain aur <text:soft-page-break/>sahi scan method ka selection karte hain. Phir aap vulnerabilities identify karte hain aur report karte hain.</text:p>
      <text:p text:style-name="P17"><text:span text:style-name="T24"/></text:p>
      <text:p text:style-name="P43">Type of Network Scans:</text:p>
      <text:p text:style-name="P43">For TCP:</text:p>
      <text:p text:style-name="P10"><text:span text:style-name="T24">-sT </text:span><text:span text:style-name="T27">is a function</text:span><text:span text:style-name="T24"> [ <text:s/>Nmap -sT (ip address of particular system)]</text:span></text:p>
      <text:p text:style-name="P10"><text:span text:style-name="T24"/></text:p>
      <text:p text:style-name="P43">For UDP: </text:p>
      <text:p text:style-name="P10"><text:span text:style-name="T24">-sU </text:span><text:span text:style-name="T27">is a function </text:span><text:span text:style-name="T24">[ Nmap -sU ( ip address of particular system)]</text:span></text:p>
      <text:p text:style-name="P10"><text:span text:style-name="T24"/></text:p>
      <text:p text:style-name="P43">For SYN:</text:p>
      <text:p text:style-name="P10"><text:span text:style-name="T24">-sS </text:span><text:span text:style-name="T27">is a function</text:span><text:span text:style-name="T24"> [ Nmap -sS ( ip address of particular system)]</text:span></text:p>
      <text:p text:style-name="P10"><text:span text:style-name="T24"/></text:p>
      <text:p text:style-name="P43">For ACK:</text:p>
      <text:p text:style-name="P10"><text:span text:style-name="T24">-sA </text:span><text:span text:style-name="T27">is a function </text:span><text:span text:style-name="T24">[ Nmap -sA ( ip address of particular system) ]</text:span></text:p>
      <text:p text:style-name="P11"><text:soft-page-break/><text:span text:style-name="T24">For Fin:</text:span></text:p>
      <text:p text:style-name="P11"><text:span text:style-name="T24">-sF</text:span><text:span text:style-name="T27"> is a function </text:span><text:span text:style-name="T26">[ Nmap -s</text:span><text:span text:style-name="T24">F </text:span><text:span text:style-name="T26">( ip address of particular system) ]</text:span></text:p>
      <text:p text:style-name="P11"><text:span text:style-name="T26"/></text:p>
      <text:p text:style-name="P44">For Null:</text:p>
      <text:p text:style-name="P11"><text:span text:style-name="T26">-s</text:span><text:span text:style-name="T24">N</text:span><text:span text:style-name="T28"> is a function </text:span><text:span text:style-name="T26">[ Nmap -s</text:span><text:span text:style-name="T24">N</text:span><text:span text:style-name="T26"> ( ip address of particular system) ]</text:span></text:p>
      <text:p text:style-name="P11"><text:span text:style-name="T26"/></text:p>
      <text:p text:style-name="P44">For XMAS:</text:p>
      <text:p text:style-name="P11"><text:span text:style-name="T26">-s</text:span><text:span text:style-name="T24">X </text:span><text:span text:style-name="T28">is a function </text:span><text:span text:style-name="T26">[ Nmap -s</text:span><text:span text:style-name="T24">X</text:span><text:span text:style-name="T26"> ( ip address of particular system) ]</text:span></text:p>
      <text:p text:style-name="P11"><text:span text:style-name="T26"/></text:p>
      <text:p text:style-name="P44">For IDLE:</text:p>
      <text:p text:style-name="P11"><text:span text:style-name="T26">-s</text:span><text:span text:style-name="T24">I</text:span><text:span text:style-name="T28"> is a function </text:span><text:span text:style-name="T26">[ Nmap -s</text:span><text:span text:style-name="T24">I</text:span><text:span text:style-name="T26"> ( ip address of particular system) ]</text:span></text:p>
      <text:p text:style-name="P11"><text:span text:style-name="T26"/></text:p>
      <text:p text:style-name="P11"><text:span text:style-name="T26"/></text:p>
      <text:p text:style-name="P11"><text:span text:style-name="T26"/></text:p>
      <text:p text:style-name="P11"><text:span text:style-name="T26"/></text:p>
      <text:p text:style-name="P12"><text:soft-page-break/><text:span text:style-name="T26">N</text:span><text:span text:style-name="T24">etwork Protocols work</text:span></text:p>
      <text:p text:style-name="P28">Yeh protocols jo Nmap ke scans mein use hote hain, har ek ka apna specific purpose hota hai network ki security aur communication ko samajhne ke liye. Main inko Roman Urdu mein real-world examples ke sath samjhata hoon.</text:p>
      <text:h text:style-name="Heading_20_3" text:outline-level="3"><text:span text:style-name="T9">1. </text:span><text:span text:style-name="Strong_20_Emphasis"><text:span text:style-name="T9">TCP (Transmission Control Protocol)</text:span></text:span></text:h>
      <text:list text:style-name="L15">
        <text:list-item>
          <text:p text:style-name="P131"><text:span text:style-name="Strong_20_Emphasis"><text:span text:style-name="T9">Purpose:</text:span></text:span><text:span text:style-name="T9"> Reliable communication ke liye hota hai. Yeh packet transmission ko ensure karta hai, ke data poori tarah se aur theek order mein receive ho.</text:span></text:p>
        </text:list-item>
        <text:list-item>
          <text:p text:style-name="P130"><text:span text:style-name="Strong_20_Emphasis"><text:span text:style-name="T9">Real-World Example:</text:span></text:span><text:span text:style-name="T9"> Jab aap kisi website ko access karte hain, jaise online shopping website (Amazon), to TCP protocol use hota hai. Yeh ensure karta hai ke har webpage ka data theek tarah se load ho jaaye, bina kisi error ke.</text:span></text:p>
        </text:list-item>
      </text:list>
      <text:h text:style-name="Heading_20_3" text:outline-level="3"><text:span text:style-name="T9">2. </text:span><text:span text:style-name="Strong_20_Emphasis"><text:span text:style-name="T9">UDP (User Datagram Protocol)</text:span></text:span></text:h>
      <text:list text:style-name="L16">
        <text:list-item>
          <text:p text:style-name="P133"><text:span text:style-name="Strong_20_Emphasis"><text:span text:style-name="T9">Purpose:</text:span></text:span><text:span text:style-name="T9"> UDP ek connectionless protocol hai. Ismein data fast deliver hota hai lekin </text:span><text:soft-page-break/><text:span text:style-name="T9">guarantee nahi hoti ke data poora aur sahi order mein pahuchega.</text:span></text:p>
        </text:list-item>
        <text:list-item>
          <text:p text:style-name="P132"><text:span text:style-name="Strong_20_Emphasis"><text:span text:style-name="T9">Real-World Example:</text:span></text:span><text:span text:style-name="T9"> Video streaming apps jaise YouTube ya gaming platforms (Fortnite) UDP ka use karte hain. Yeh is liye use hota hai kyun ke yeh fast hota hai aur thoda data loss bhi ho jaaye to koi farq nahi parta, kyun ke real-time communication zyada zaroori hota hai.</text:span></text:p>
        </text:list-item>
      </text:list>
      <text:h text:style-name="Heading_20_3" text:outline-level="3"><text:span text:style-name="T9">3. </text:span><text:span text:style-name="Strong_20_Emphasis"><text:span text:style-name="T9">SYN (Synchronize)</text:span></text:span></text:h>
      <text:list text:style-name="L17">
        <text:list-item>
          <text:p text:style-name="P135"><text:span text:style-name="Strong_20_Emphasis"><text:span text:style-name="T9">Purpose:</text:span></text:span><text:span text:style-name="T9"> TCP handshake ko initiate karta hai. SYN packet bhejne ka matlab hota hai ke ek nayi connection establish ki ja rahi hai.</text:span></text:p>
        </text:list-item>
        <text:list-item>
          <text:p text:style-name="P134"><text:span text:style-name="Strong_20_Emphasis"><text:span text:style-name="T9">Real-World Example:</text:span></text:span><text:span text:style-name="T9"> Jab aap kisi bank ki website par login karte hain, jaise HBL ya Meezan Bank ki online banking, to pehla step SYN request bhejna hota hai. Yeh pehla packet hai jo aapki device se server ko connection banane ke liye bheja jata hai.</text:span></text:p>
        </text:list-item>
      </text:list>
      <text:h text:style-name="Heading_20_3" text:outline-level="3"><text:span text:style-name="T9">4. </text:span><text:span text:style-name="Strong_20_Emphasis"><text:span text:style-name="T9">ACK (Acknowledgment)</text:span></text:span></text:h>
      <text:list text:style-name="L18">
        <text:list-item>
          <text:p text:style-name="P137"><text:span text:style-name="Strong_20_Emphasis"><text:span text:style-name="T9">Purpose:</text:span></text:span><text:span text:style-name="T9"> Data packet ko acknowledge karta hai ke wo theek tarah se receive ho gaya hai. </text:span><text:soft-page-break/><text:span text:style-name="T9">ACK ka matlab hota hai ke system ko packet mil gaya hai.</text:span></text:p>
        </text:list-item>
        <text:list-item>
          <text:p text:style-name="P136"><text:span text:style-name="Strong_20_Emphasis"><text:span text:style-name="T9">Real-World Example:</text:span></text:span><text:span text:style-name="T9"> Jab aap email bhejte hain, har email server yeh ensure karta hai ke packet theek se send aur receive ho. Is process mein ACK packets ka use hota hai jo confirmation dete hain ke data sahi tarah se pohnch gaya.</text:span></text:p>
        </text:list-item>
      </text:list>
      <text:h text:style-name="Heading_20_3" text:outline-level="3"><text:span text:style-name="T9">5. </text:span><text:span text:style-name="Strong_20_Emphasis"><text:span text:style-name="T9">FIN (Finish)</text:span></text:span></text:h>
      <text:list text:style-name="L19">
        <text:list-item>
          <text:p text:style-name="P139"><text:span text:style-name="Strong_20_Emphasis"><text:span text:style-name="T9">Purpose:</text:span></text:span><text:span text:style-name="T9"> TCP connection ko close karne ke liye FIN packet use hota hai. Yeh handshake ke end pe aata hai jab dono systems connection close karte hain.</text:span></text:p>
        </text:list-item>
        <text:list-item>
          <text:p text:style-name="P138"><text:span text:style-name="Strong_20_Emphasis"><text:span text:style-name="T9">Real-World Example:</text:span></text:span><text:span text:style-name="T9"> Jab aap kisi app mein logout karte hain, jaise Facebook ya Instagram, to TCP FIN packet bhej kar connection ko close kiya jata hai.</text:span></text:p>
        </text:list-item>
      </text:list>
      <text:h text:style-name="Heading_20_3" text:outline-level="3"><text:span text:style-name="T9">6. </text:span><text:span text:style-name="Strong_20_Emphasis"><text:span text:style-name="T9">NULL</text:span></text:span></text:h>
      <text:list text:style-name="L20">
        <text:list-item>
          <text:p text:style-name="P141"><text:span text:style-name="Strong_20_Emphasis"><text:span text:style-name="T9">Purpose:</text:span></text:span><text:span text:style-name="T9"> NULL scan mein koi bhi TCP flag set nahi hota. Yeh ek tareeqah hai kuch specific operating systems ke open ports ko detect karne ka bina obvious TCP flags ke.</text:span></text:p>
        </text:list-item>
        <text:list-item>
          <text:p text:style-name="P140"><text:soft-page-break/><text:span text:style-name="Strong_20_Emphasis"><text:span text:style-name="T9">Real-World Example:</text:span></text:span><text:span text:style-name="T9"> NULL scan ko hackers use kar sakte hain jab wo kisi legacy (purane) system ko target kar rahe hote hain jahan par zyada advanced firewalls na ho. Aise systems ke liye yeh ek stealthy scan hota hai.</text:span></text:p>
        </text:list-item>
      </text:list>
      <text:h text:style-name="Heading_20_3" text:outline-level="3"><text:span text:style-name="T9">7. </text:span><text:span text:style-name="Strong_20_Emphasis"><text:span text:style-name="T9">XMAS Scan</text:span></text:span></text:h>
      <text:list text:style-name="L21">
        <text:list-item>
          <text:p text:style-name="P143"><text:span text:style-name="Strong_20_Emphasis"><text:span text:style-name="T9">Purpose:</text:span></text:span><text:span text:style-name="T9"> XMAS scan mein multiple flags (FIN, URG, PSH) set hote hain, jo is scan ko "decorated" bana dete hain, isi liye isse Christmas tree ki tarah kaha jata hai.</text:span></text:p>
        </text:list-item>
        <text:list-item>
          <text:p text:style-name="P142"><text:span text:style-name="Strong_20_Emphasis"><text:span text:style-name="T9">Real-World Example:</text:span></text:span><text:span text:style-name="T9"> Aapko ek old network device ka scan karna hai jo purane operating system par chal rahi hai, aur iske firewalls itne updated nahi hain. XMAS scan ke through aap purani vulnerabilities ko exploit karne ki koshish karte hain.</text:span></text:p>
        </text:list-item>
      </text:list>
      <text:h text:style-name="Heading_20_3" text:outline-level="3"><text:span text:style-name="T9">8. </text:span><text:span text:style-name="Strong_20_Emphasis"><text:span text:style-name="T9">IDLE Scan</text:span></text:span></text:h>
      <text:list text:style-name="L22">
        <text:list-item>
          <text:p text:style-name="P145"><text:span text:style-name="Strong_20_Emphasis"><text:span text:style-name="T9">Purpose:</text:span></text:span><text:span text:style-name="T9"> IDLE scan ek third-party (zombie) machine ka use karta hai scan perform karne ke liye, isme directly aapka IP address use nahi hota.</text:span></text:p>
        </text:list-item>
        <text:list-item>
          <text:p text:style-name="P144"><text:soft-page-break/><text:span text:style-name="Strong_20_Emphasis"><text:span text:style-name="T9">Real-World Example:</text:span></text:span><text:span text:style-name="T9"> Aapko kisi secure system ka scan karna hai bina apna identity reveal kiye. Aap ek doosri system ko use karte hain as a proxy, jaise kisi kamzor machine ya device ko, taake aapki asli identity safe rahe.</text:span></text:p>
          <text:p text:style-name="P144"><text:span text:style-name="T9"/></text:p>
        </text:list-item>
      </text:list>
      <text:h text:style-name="P45" text:outline-level="3">Real-World Usage Summary:</text:h>
      <text:p text:style-name="P46">Agar aap ek company's network ko test kar rahe hain, to pehle aap TCP scan karenge, taake maloom ho ke kaun se ports open hain jo critical services ko run kar rahe hain, jaise web servers ya databases. Agar aapko UDP services test karni hain, to aap UDP scan use karenge, jaise gaming ya video conferencing services. Agar aapko firewall ka behavior samajhna hai, to ACK scan se dekhenge ke kaun se packets ko firewall block kar raha hai. SYN aur FIN scans ka use stealthily system ko scan karne ke liye hota hai, jab aap nahi chahte ke system ko scan hone ka pata chale.</text:p>
      <text:p text:style-name="P11"><text:span text:style-name="T28"/></text:p>
      <text:p text:style-name="P11"><text:span text:style-name="T28"/></text:p>
      <text:p text:style-name="P12"><text:soft-page-break/><text:span text:style-name="T26">N</text:span><text:span text:style-name="T24">etwork Protocol Scans</text:span></text:p>
      <text:p text:style-name="P11"><text:span text:style-name="T28">Yeh </text:span><text:span text:style-name="Strong_20_Emphasis"><text:span text:style-name="T28">Nmap</text:span></text:span><text:span text:style-name="T28"> ke scans hain jo different types of network protocols aur configurations ke against use hote hain. Nmap ek powerful tool hai jo network administrators aur ethical hackers istamaal karte hain network ko scan karne ke liye, vulnerabilities detect karne ke liye, aur kisi system ka status jaan'ne ke liye. Har scan ka apna specific purpose hota hai. Main aapko har scan ko Roman Urdu mein samjhata hoon real-world examples ke sath.</text:span></text:p>
      <text:h text:style-name="Heading_20_3" text:outline-level="3"><text:span text:style-name="T9">1. </text:span><text:span text:style-name="Strong_20_Emphasis"><text:span text:style-name="T9">TCP Scan (-sT)</text:span></text:span></text:h>
      <text:list text:style-name="L23">
        <text:list-item>
          <text:p text:style-name="P146"><text:span text:style-name="Strong_20_Emphasis"><text:span text:style-name="T9">Command:</text:span></text:span><text:span text:style-name="T9"> </text:span><text:span text:style-name="Source_20_Text"><text:span text:style-name="T9">Nmap -sT (IP address)</text:span></text:span></text:p>
        </text:list-item>
        <text:list-item>
          <text:p text:style-name="P146"><text:span text:style-name="Strong_20_Emphasis"><text:span text:style-name="T9">Explanation:</text:span></text:span><text:span text:style-name="T9"> Yeh scan TCP connection ko establish karta hai. Jab aap TCP scan chalate hain, to yeh pura TCP handshake complete karta hai (SYN, SYN-ACK, ACK). Yeh scan slow hota hai magar har detail ko capture karta hai.</text:span></text:p>
          <text:p text:style-name="P146"><text:span text:style-name="Strong_20_Emphasis"><text:span text:style-name="T9">Example:</text:span></text:span><text:span text:style-name="T9"> Aapko pata karna hai ke kisi website ka web server properly chal raha hai </text:span><text:soft-page-break/><text:span text:style-name="T9">ya nahi. Aap TCP scan use karke server ke TCP ports check karte hain, jaise port 80 (HTTP), 443 (HTTPS) open hain ya nahi.</text:span></text:p>
        </text:list-item>
      </text:list>
      <text:h text:style-name="Heading_20_3" text:outline-level="3"><text:span text:style-name="T9">2. </text:span><text:span text:style-name="Strong_20_Emphasis"><text:span text:style-name="T9">UDP Scan (-sU)</text:span></text:span></text:h>
      <text:list text:style-name="L24">
        <text:list-item>
          <text:p text:style-name="P147"><text:span text:style-name="Strong_20_Emphasis"><text:span text:style-name="T9">Command:</text:span></text:span><text:span text:style-name="T9"> </text:span><text:span text:style-name="Source_20_Text"><text:span text:style-name="T9">Nmap -sU (IP address)</text:span></text:span></text:p>
        </text:list-item>
        <text:list-item>
          <text:p text:style-name="P147"><text:span text:style-name="Strong_20_Emphasis"><text:span text:style-name="T9">Explanation:</text:span></text:span><text:span text:style-name="T9"> UDP (User Datagram Protocol) scan un ports ko scan karta hai jo UDP protocol par chal rahe hote hain. Yeh TCP ke mukablay zyada slow hota hai aur unreliable ho sakta hai, lekin UDP ke protocols jahan use ho rahe hain wahan iski zaroorat hoti hai.</text:span></text:p>
          <text:p text:style-name="P147"><text:span text:style-name="Strong_20_Emphasis"><text:span text:style-name="T9">Example:</text:span></text:span><text:span text:style-name="T9"> Aap ek gaming server ka check kar rahe hain jo UDP ports ka use karta hai, jaise DNS (port 53) ya DHCP (port 67, 68). UDP scan use kar ke check karte hain ke yeh ports open hain ya nahi.</text:span></text:p>
        </text:list-item>
      </text:list>
      <text:h text:style-name="Heading_20_3" text:outline-level="3"><text:span text:style-name="T9">3. </text:span><text:span text:style-name="Strong_20_Emphasis"><text:span text:style-name="T9">SYN Scan (-sS)</text:span></text:span></text:h>
      <text:list text:style-name="L25">
        <text:list-item>
          <text:p text:style-name="P148"><text:span text:style-name="Strong_20_Emphasis"><text:span text:style-name="T9">Command:</text:span></text:span><text:span text:style-name="T9"> </text:span><text:span text:style-name="Source_20_Text"><text:span text:style-name="T9">Nmap -sS (IP address)</text:span></text:span></text:p>
        </text:list-item>
        <text:list-item>
          <text:p text:style-name="P148"><text:span text:style-name="Strong_20_Emphasis"><text:span text:style-name="T9">Explanation:</text:span></text:span><text:span text:style-name="T9"> SYN scan ko stealth scan bhi kehte hain. Ismein TCP handshake poora nahi hota, balkay sirf SYN packet bheja jata hai. </text:span><text:soft-page-break/><text:span text:style-name="T9">Isse system ko alert nahi hota, aur scanning kam noticeable hoti hai.</text:span></text:p>
          <text:p text:style-name="P148"><text:span text:style-name="Strong_20_Emphasis"><text:span text:style-name="T9">Example:</text:span></text:span><text:span text:style-name="T9"> Aapko kisi system ka port status quietly check karna hai, magar aap nahi chahte ke system IDS (Intrusion Detection System) ko pata chale. To aap SYN scan use kar ke check karte hain ke kaun se ports open hain bina complete connection banaye.</text:span></text:p>
        </text:list-item>
      </text:list>
      <text:h text:style-name="Heading_20_3" text:outline-level="3"><text:span text:style-name="T9">4. </text:span><text:span text:style-name="Strong_20_Emphasis"><text:span text:style-name="T9">ACK Scan (-sA)</text:span></text:span></text:h>
      <text:list text:style-name="L26">
        <text:list-item>
          <text:p text:style-name="P149"><text:span text:style-name="Strong_20_Emphasis"><text:span text:style-name="T9">Command:</text:span></text:span><text:span text:style-name="T9"> </text:span><text:span text:style-name="Source_20_Text"><text:span text:style-name="T9">Nmap -sA (IP address)</text:span></text:span></text:p>
        </text:list-item>
        <text:list-item>
          <text:p text:style-name="P149"><text:span text:style-name="Strong_20_Emphasis"><text:span text:style-name="T9">Explanation:</text:span></text:span><text:span text:style-name="T9"> ACK scan ka use yeh dekhne ke liye hota hai ke koi firewall ya packet filter system kaise handle kar raha hai. Yeh open ya closed port ka status nahi batata, balkay firewall ke rules ko detect karta hai.</text:span></text:p>
          <text:p text:style-name="P149"><text:span text:style-name="Strong_20_Emphasis"><text:span text:style-name="T9">Example:</text:span></text:span><text:span text:style-name="T9"> Aap ek firewall ko test kar rahe hain ke kya yeh har packet ko block kar raha hai ya sirf kuch specific ports ko. ACK scan se aapko pata chalega ke firewall ka behavior kya hai.</text:span></text:p>
        </text:list-item>
      </text:list>
      <text:h text:style-name="Heading_20_3" text:outline-level="3"><text:soft-page-break/><text:span text:style-name="T9">5. </text:span><text:span text:style-name="Strong_20_Emphasis"><text:span text:style-name="T9">FIN Scan (-sF)</text:span></text:span></text:h>
      <text:list text:style-name="L27">
        <text:list-item>
          <text:p text:style-name="P150"><text:span text:style-name="Strong_20_Emphasis"><text:span text:style-name="T9">Command:</text:span></text:span><text:span text:style-name="T9"> </text:span><text:span text:style-name="Source_20_Text"><text:span text:style-name="T9">Nmap -sF (IP address)</text:span></text:span></text:p>
        </text:list-item>
        <text:list-item>
          <text:p text:style-name="P150"><text:span text:style-name="Strong_20_Emphasis"><text:span text:style-name="T9">Explanation:</text:span></text:span><text:span text:style-name="T9"> FIN scan mein FIN flag bheja jata hai bina TCP handshake ke. Yeh scan kaafi stealthy hota hai aur kuch systems mein ports ko is scan se detect karna mushkil hota hai.</text:span></text:p>
          <text:p text:style-name="P150"><text:span text:style-name="Strong_20_Emphasis"><text:span text:style-name="T9">Example:</text:span></text:span><text:span text:style-name="T9"> Aap kisi system ka detailed scan karna chahte hain jahan IDS sensitive hai. FIN scan use kar ke aap uss system ke ports ka status check kar sakte hain bina IDS ko alert kiye.</text:span></text:p>
        </text:list-item>
      </text:list>
      <text:h text:style-name="Heading_20_3" text:outline-level="3"><text:span text:style-name="T9">6. </text:span><text:span text:style-name="Strong_20_Emphasis"><text:span text:style-name="T9">NULL Scan (-sN)</text:span></text:span></text:h>
      <text:list text:style-name="L28">
        <text:list-item>
          <text:p text:style-name="P151"><text:span text:style-name="Strong_20_Emphasis"><text:span text:style-name="T9">Command:</text:span></text:span><text:span text:style-name="T9"> </text:span><text:span text:style-name="Source_20_Text"><text:span text:style-name="T9">Nmap -sN (IP address)</text:span></text:span></text:p>
        </text:list-item>
        <text:list-item>
          <text:p text:style-name="P151"><text:span text:style-name="Strong_20_Emphasis"><text:span text:style-name="T9">Explanation:</text:span></text:span><text:span text:style-name="T9"> Null scan mein kisi bhi TCP flag ko set nahi kiya jata. Yeh scan kaafi tricky hota hai aur kuch operating systems mein ports ko detect karne ke liye useful hota hai.</text:span></text:p>
          <text:p text:style-name="P151"><text:span text:style-name="Strong_20_Emphasis"><text:span text:style-name="T9">Example:</text:span></text:span><text:span text:style-name="T9"> Aap ek specific network device ka scan kar rahe hain jo kisi specific OS ko run </text:span><text:soft-page-break/><text:span text:style-name="T9">kar raha hai. Null scan se aap uss device ke open ports ke bare mein maloomat hasil kar sakte hain.</text:span></text:p>
        </text:list-item>
      </text:list>
      <text:h text:style-name="Heading_20_3" text:outline-level="3"><text:span text:style-name="T9">7. </text:span><text:span text:style-name="Strong_20_Emphasis"><text:span text:style-name="T9">XMAS Scan (-sX)</text:span></text:span></text:h>
      <text:list text:style-name="L29">
        <text:list-item>
          <text:p text:style-name="P152"><text:span text:style-name="Strong_20_Emphasis"><text:span text:style-name="T9">Command:</text:span></text:span><text:span text:style-name="T9"> </text:span><text:span text:style-name="Source_20_Text"><text:span text:style-name="T9">Nmap -sX (IP address)</text:span></text:span></text:p>
        </text:list-item>
        <text:list-item>
          <text:p text:style-name="P152"><text:span text:style-name="Strong_20_Emphasis"><text:span text:style-name="T9">Explanation:</text:span></text:span><text:span text:style-name="T9"> XMAS scan mein multiple TCP flags set kiye jate hain (FIN, URG, PSH), isse packet kuch zyada hi "decorate" hota hai (Christmas tree jaisa), is liye isse XMAS scan kehte hain. Yeh scan kuch systems mein open ports ko detect karne mein madad karta hai.</text:span></text:p>
          <text:p text:style-name="P152"><text:span text:style-name="Strong_20_Emphasis"><text:span text:style-name="T9">Example:</text:span></text:span><text:span text:style-name="T9"> Aap ek legacy system ya purani network device ko test kar rahe hain jo updated security nahi rakhte. XMAS scan aapko purane systems par vulnerabilities ka pata lagane mein madad deta hai.</text:span></text:p>
        </text:list-item>
      </text:list>
      <text:h text:style-name="Heading_20_3" text:outline-level="3"><text:span text:style-name="T9">8. </text:span><text:span text:style-name="Strong_20_Emphasis"><text:span text:style-name="T9">IDLE Scan (-sI)</text:span></text:span></text:h>
      <text:list text:style-name="L30">
        <text:list-item>
          <text:p text:style-name="P153"><text:span text:style-name="Strong_20_Emphasis"><text:span text:style-name="T9">Command:</text:span></text:span><text:span text:style-name="T9"> </text:span><text:span text:style-name="Source_20_Text"><text:span text:style-name="T9">Nmap -sI (IP address)</text:span></text:span></text:p>
        </text:list-item>
        <text:list-item>
          <text:p text:style-name="P153"><text:span text:style-name="Strong_20_Emphasis"><text:span text:style-name="T9">Explanation:</text:span></text:span><text:span text:style-name="T9"> Idle scan kaafi stealthy hota hai aur isme ek third-party zombie machine ka </text:span><text:soft-page-break/><text:span text:style-name="T9">use hota hai scan perform karne ke liye. Aap directly apne IP ko use nahi karte.</text:span></text:p>
          <text:p text:style-name="P153"><text:span text:style-name="Strong_20_Emphasis"><text:span text:style-name="T9">Example:</text:span></text:span><text:span text:style-name="T9"> Aap kisi highly secure server ka scan karna chahte hain magar directly apna IP address use nahi karna chahte. Idle scan se aap ek third-party system ko use karke wo scan perform karte hain.</text:span></text:p>
        </text:list-item>
      </text:list>
      <text:h text:style-name="P45" text:outline-level="3">Real-World Example for All:</text:h>
      <text:p text:style-name="P46">Aapko ek company's internal network ka security audit karna hai. TCP scan se aap network ke open ports detect karte hain, UDP scan se aap un services ko test karte hain jo UDP protocol use karti hain. Stealthily SYN scan aur FIN scan se aap bina IDS ko alert kiye ports ko identify karte hain. Agar aap firewall rules ko check karna chahte hain to aap ACK scan use karte hain. Har scan ka apna role hai, aur aap in scans ka use karke network security ki vulnerabilities identify kar sakte hain.</text:p>
      <text:p text:style-name="P47"/>
      <text:p text:style-name="P11"><text:span text:style-name="T26"/></text:p>
      <text:p text:style-name="P11"><text:soft-page-break/><text:span text:style-name="T26"/></text:p>
      <text:p text:style-name="P13"><text:span text:style-name="T26">N</text:span><text:span text:style-name="T24">etwork Scanning Practical:</text:span></text:p>
      <text:p text:style-name="P13"><text:span text:style-name="T27">First go to Metsploitable 2 and find the ip by type </text:span><text:span text:style-name="T24">ifconfig</text:span></text:p>
      <text:p text:style-name="P29">Now go to kali Linux Machine and ping the ip by giving root permission in terminal</text:p>
      <text:p text:style-name="P18"><text:span text:style-name="T24">Now used </text:span><text:span text:style-name="T19">nmap </text:span><text:span text:style-name="T21">tool</text:span><text:span text:style-name="T24"> for scanning</text:span></text:p>
      <text:p text:style-name="P19"><text:span text:style-name="T24">First we can Scan TCP(</text:span><text:span text:style-name="T19">nmap </text:span><text:span text:style-name="T22"><text:s/></text:span><text:span text:style-name="T19">-sT <text:s/>-</text:span><text:span text:style-name="T23">v </text:span><text:span text:style-name="T19">particular ip</text:span><text:span text:style-name="T24">)</text:span></text:p>
      <text:p text:style-name="P20"><text:span text:style-name="T24">Then we can also Scan UDP for learning purposes(</text:span><text:span text:style-name="T19">nmap -sU -</text:span><text:span text:style-name="T23">v </text:span><text:span text:style-name="T19"><text:s/>particular ip</text:span><text:span text:style-name="T24">)</text:span></text:p>
      <text:p text:style-name="P21"><text:span text:style-name="T24">Then we can do SYN Scan(</text:span><text:span text:style-name="T19">nmap -sS -v particular ip</text:span><text:span text:style-name="T24">)</text:span></text:p>
      <text:p text:style-name="P60"><text:span text:style-name="T15">Now more efficient command (</text:span><text:span text:style-name="T33">nmap -sT -T4 -p 1-65535 -v 192.0.66.168</text:span><text:span text:style-name="T34">)</text:span><text:span text:style-name="T40"> it can filter or scan all the ports</text:span></text:p>
      <text:p text:style-name="P71"><text:span text:style-name="T40">N</text:span><text:span text:style-name="T39">ow in next check the services which run what is the version so we can type this command <text:s/></text:span><text:span text:style-name="T33">nmap -sT -T4 -sV -p 1-65535 -v 192.0.66.168</text:span></text:p>
      <text:p text:style-name="P71"><text:span text:style-name="T33"/></text:p>
      <text:p text:style-name="P73">So some more network scanning:</text:p>
      <text:p text:style-name="P72"><text:soft-page-break/><text:span text:style-name="T29">Like if you wanted to see that the Host machine is up or down on which you perform Network Scanning then you used </text:span><text:span text:style-name="T33">ping and hosted machine IP address </text:span><text:span text:style-name="T29">and by using nmap you also do this</text:span><text:span text:style-name="T33"> nmap -sn IP address.</text:span></text:p>
      <text:p text:style-name="P72"><text:span text:style-name="T33">Evasion Technique:</text:span><text:span text:style-name="T29"> Like if you hosted machine blocks your ping or nmap commands then you used this to bypass the firewall and any security device.</text:span></text:p>
      <text:list text:style-name="L31">
        <text:list-item>
          <text:p text:style-name="P154">So for practice you can check the host system firewall</text:p>
        </text:list-item>
        <text:list-item>
          <text:p text:style-name="P154">like in windows you can check by click on start and press the run menu and then type commands control</text:p>
        </text:list-item>
        <text:list-item>
          <text:p text:style-name="P155">So if the firewall of host computer is on used ARP (Address Resolution Protocol) which help to change the ip address into mac address just like DNS convert name into ip address.</text:p>
        </text:list-item>
        <text:list-item>
          <text:p text:style-name="P162"><text:span text:style-name="T29">So we used </text:span><text:span text:style-name="T33">arp -e </text:span><text:span text:style-name="T29">command which give the arp table in which each ip address with mac address.</text:span></text:p>
        </text:list-item>
        <text:list-item>
          <text:p text:style-name="P163"><text:span text:style-name="T29">Now we can raise arp request with nmap on targeted host ip address then when the request goes to the host machine it server checks that it my ip address <text:s/>and send mac address in reply. </text:span><text:span text:style-name="T30">So </text:span><text:soft-page-break/><text:span text:style-name="T30">commad like that </text:span><text:span text:style-name="T35"><text:s/>sudo nmap -sn 172.16.171.134 -PR <text:s/></text:span><text:span text:style-name="T30">and it tells the hosted machine is up.</text:span></text:p>
        </text:list-item>
        <text:list-item>
          <text:p text:style-name="P164"><text:span text:style-name="T30">N</text:span><text:span text:style-name="T29">ow how to find for example that you ping facebook and you wanted watch from my machine packets can travel from which which HOPS(Host of the point) which means that from which which router my packets can travel to facebook server so we used </text:span><text:span text:style-name="T31">trace route </text:span><text:span text:style-name="T36">sudo nmap -sn –traceroute any domain name like facebook.com e.t.c</text:span></text:p>
        </text:list-item>
        <text:list-item>
          <text:p text:style-name="P165"><text:span text:style-name="T29">How to change the dns-server like 8.8.8.8 to different for example 1.1.1.1 so we run this command </text:span><text:span text:style-name="T33">nmap facebook.com --dns-servers 1.1.1.1</text:span></text:p>
        </text:list-item>
        <text:list-item>
          <text:p text:style-name="P156">How to shutoff the name resolution part in dns</text:p>
          <text:p text:style-name="P159">nmap -n facebook.com</text:p>
        </text:list-item>
        <text:list-item>
          <text:p text:style-name="P166"><text:span text:style-name="T29">How to block Ping scan by using </text:span><text:span text:style-name="T33">like </text:span><text:span text:style-name="T37">nmap -n facebook.com -</text:span><text:span text:style-name="T33">Pn</text:span></text:p>
        </text:list-item>
        <text:list-item>
          <text:p text:style-name="P166"><text:span text:style-name="T29">Now lets start scanning now we can perform simple scanning<text:line-break/></text:span><text:span text:style-name="T33">nmap -p portname like (80) and ip address</text:span></text:p>
        </text:list-item>
        <text:list-item>
          <text:p text:style-name="P157">if you wanted to scans multiple ports in single command you can do this</text:p>
          <text:p text:style-name="P160">nmap -p 21,22,80,443 ip address</text:p>
        </text:list-item>
        <text:list-item>
          <text:p text:style-name="P157"><text:soft-page-break/>If you scan list of ports used this command </text:p>
          <text:p text:style-name="P160">nmap -p 1-100 ip address</text:p>
        </text:list-item>
        <text:list-item>
          <text:p text:style-name="P166"><text:span text:style-name="T29">By using this command </text:span><text:span text:style-name="T33">nmap ip address </text:span><text:span text:style-name="T29">you can find all the open ports on host machine</text:span></text:p>
        </text:list-item>
        <text:list-item>
          <text:p text:style-name="P167"><text:span text:style-name="T29">How to scan 65534 ports means all the ports so you used this command </text:span><text:span text:style-name="T33">nmap -p- host ip-address</text:span></text:p>
        </text:list-item>
        <text:list-item>
          <text:p text:style-name="P158">How to scan specifically tcp and udp port scan</text:p>
          <text:p text:style-name="P169"><text:span text:style-name="T29">nmap -sT host ip-address </text:span><text:span text:style-name="T39">this is for TCP</text:span></text:p>
          <text:p text:style-name="P169"><text:span text:style-name="T39">for UDP </text:span><text:span text:style-name="T29">sudo -sU host ip-address</text:span></text:p>
          <text:list>
            <text:list-item>
              <text:p text:style-name="P170"><text:span text:style-name="T39">You also scan domain name with the help of nmap like</text:span><text:span text:style-name="T29"> nmap facebook.com</text:span></text:p>
            </text:list-item>
            <text:list-item>
              <text:p text:style-name="P170"><text:span text:style-name="T39">you also scan multiple ip-addresses like</text:span><text:span text:style-name="T29"> nmap 192.168.154.128,129,130,131</text:span></text:p>
            </text:list-item>
            <text:list-item>
              <text:p text:style-name="P171"><text:span text:style-name="T39">You can also scan all the octets of ip address by</text:span><text:span text:style-name="T29"> nmap 172.16.171.*</text:span></text:p>
            </text:list-item>
            <text:list-item>
              <text:p text:style-name="P172"><text:span text:style-name="T29">List Scan : </text:span><text:span text:style-name="T39">so you can scan multipe addresses by creating a list like that</text:span><text:span text:style-name="T29"><text:line-break/>cat &gt; iplist.txt </text:span></text:p>
              <text:p text:style-name="P161">172.16.171.135</text:p>
              <text:p text:style-name="P161">172.16.171.134</text:p>
              <text:p text:style-name="P172"><text:soft-page-break/><text:span text:style-name="T29">192.168.154.136<text:line-break/></text:span><text:span text:style-name="T39">then you can</text:span><text:span text:style-name="T29"> </text:span><text:span text:style-name="T39">run this command</text:span><text:span text:style-name="T29"> <text:line-break/>nmap -iL iplist.txt</text:span></text:p>
            </text:list-item>
          </text:list>
        </text:list-item>
        <text:list-item>
          <text:p text:style-name="P173"><text:span text:style-name="T29">Random Scan :</text:span><text:span text:style-name="T39"> In random scan it can check whole the internet you used and all the machines which are on which used this internet it can scan whole the machines. </text:span><text:span text:style-name="T32">nmap -iR ip-address</text:span></text:p>
        </text:list-item>
        <text:list-item>
          <text:p text:style-name="P168"><text:span text:style-name="T32">H</text:span><text:span text:style-name="T29">ow to find the protocl port number</text:span></text:p>
          <text:p text:style-name="P174"><text:span text:style-name="T29">nmap -p port_name like telnet ip-address</text:span></text:p>
        </text:list-item>
        <text:list-item>
          <text:p text:style-name="P176"><text:span text:style-name="T42">From this command you can scan the internet</text:span><text:span text:style-name="T38"> </text:span><text:span text:style-name="T33">sudo nmap -sn 192.168.43.0/24</text:span><text:span text:style-name="T29"> </text:span></text:p>
          <text:p text:style-name="P175"><text:span text:style-name="T29"/></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Text" svg:font-family="'Google Sans Text', 'Google San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9T17:26:06.380343670</meta:creation-date>
    <dc:date>2024-09-14T20:24:26.696707955</dc:date>
    <meta:editing-duration>P3DT20H7M38S</meta:editing-duration>
    <meta:editing-cycles>99</meta:editing-cycles>
    <meta:generator>LibreOffice/7.6.7.2$Linux_X86_64 LibreOffice_project/60$Build-2</meta:generator>
    <meta:document-statistic meta:table-count="0" meta:image-count="0" meta:object-count="0" meta:page-count="40" meta:paragraph-count="344" meta:word-count="5190" meta:character-count="29268" meta:non-whitespace-character-count="24494"/>
  </office:meta>
</office:document-meta>
</file>